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style:text-properties officeooo:paragraph-rsid="00192be6"/>
    </style:style>
    <style:style style:name="P4" style:family="paragraph" style:parent-style-name="Standard">
      <style:paragraph-properties fo:margin-top="0cm" fo:margin-bottom="0cm" loext:contextual-spacing="false"/>
      <style:text-properties officeooo:rsid="00192be6" officeooo:paragraph-rsid="00192be6"/>
    </style:style>
    <style:style style:name="P5" style:family="paragraph" style:parent-style-name="Standard">
      <style:paragraph-properties fo:margin-top="0cm" fo:margin-bottom="0cm" loext:contextual-spacing="false"/>
      <style:text-properties officeooo:rsid="0019c7b2" officeooo:paragraph-rsid="0019c7b2"/>
    </style:style>
    <style:style style:name="P6" style:family="paragraph" style:parent-style-name="Standard">
      <style:paragraph-properties fo:margin-top="0cm" fo:margin-bottom="0cm" loext:contextual-spacing="false"/>
      <style:text-properties officeooo:rsid="001bbed9" officeooo:paragraph-rsid="001bbed9"/>
    </style:style>
    <style:style style:name="P7" style:family="paragraph" style:parent-style-name="Standard">
      <style:paragraph-properties fo:margin-top="0cm" fo:margin-bottom="0cm" loext:contextual-spacing="false"/>
      <style:text-properties officeooo:paragraph-rsid="001e5059"/>
    </style:style>
    <style:style style:name="P8" style:family="paragraph" style:parent-style-name="Standard">
      <style:paragraph-properties fo:margin-top="0cm" fo:margin-bottom="0cm" loext:contextual-spacing="false"/>
      <style:text-properties officeooo:rsid="002020fe" officeooo:paragraph-rsid="002020fe"/>
    </style:style>
    <style:style style:name="P9" style:family="paragraph" style:parent-style-name="Standard">
      <style:paragraph-properties fo:margin-top="0cm" fo:margin-bottom="0cm" loext:contextual-spacing="false"/>
      <style:text-properties officeooo:paragraph-rsid="002020fe"/>
    </style:style>
    <style:style style:name="P10" style:family="paragraph" style:parent-style-name="Standard">
      <style:paragraph-properties fo:margin-top="0cm" fo:margin-bottom="0cm" loext:contextual-spacing="false"/>
      <style:text-properties fo:font-size="9pt" fo:font-style="italic" style:font-size-asian="9pt" style:font-style-asian="italic" style:font-size-complex="9pt" style:font-style-complex="italic"/>
    </style:style>
    <style:style style:name="P11" style:family="paragraph" style:parent-style-name="Standard">
      <style:paragraph-properties fo:margin-top="0cm" fo:margin-bottom="0cm" loext:contextual-spacing="false"/>
      <style:text-properties fo:font-size="9pt" fo:font-style="italic" officeooo:paragraph-rsid="002020fe" style:font-size-asian="9pt" style:font-style-asian="italic" style:font-size-complex="9pt" style:font-style-complex="italic"/>
    </style:style>
    <style:style style:name="P12" style:family="paragraph" style:parent-style-name="Standard">
      <style:paragraph-properties fo:margin-top="0cm" fo:margin-bottom="0cm" loext:contextual-spacing="false"/>
      <style:text-properties fo:font-size="8pt" fo:font-style="italic" style:font-size-asian="8pt" style:font-style-asian="italic" style:font-size-complex="8pt" style:font-style-complex="italic"/>
    </style:style>
    <style:style style:name="P13" style:family="paragraph" style:parent-style-name="Standard">
      <style:paragraph-properties fo:margin-top="0cm" fo:margin-bottom="0cm" loext:contextual-spacing="false"/>
      <style:text-properties fo:font-size="8pt" fo:font-style="italic" officeooo:paragraph-rsid="002020fe" style:font-size-asian="8pt" style:font-style-asian="italic" style:font-size-complex="8pt" style:font-style-complex="italic"/>
    </style:style>
    <style:style style:name="P14" style:family="paragraph" style:parent-style-name="Standard">
      <style:paragraph-properties fo:margin-top="0cm" fo:margin-bottom="0cm" loext:contextual-spacing="false"/>
      <style:text-properties fo:font-size="8pt" fo:font-style="italic" officeooo:rsid="00192be6" officeooo:paragraph-rsid="00192be6" style:font-size-asian="8pt" style:font-style-asian="italic" style:font-size-complex="8pt" style:font-style-complex="italic"/>
    </style:style>
    <style:style style:name="P15" style:family="paragraph" style:parent-style-name="Standard">
      <style:paragraph-properties fo:margin-top="0cm" fo:margin-bottom="0cm" loext:contextual-spacing="false"/>
      <style:text-properties fo:font-size="8pt" fo:font-style="italic" officeooo:rsid="0019c7b2" officeooo:paragraph-rsid="0019c7b2" style:font-size-asian="8pt" style:font-style-asian="italic" style:font-size-complex="8pt" style:font-style-complex="italic"/>
    </style:style>
    <style:style style:name="P16" style:family="paragraph" style:parent-style-name="Standard">
      <style:paragraph-properties fo:margin-top="0cm" fo:margin-bottom="0cm" loext:contextual-spacing="false"/>
      <style:text-properties fo:font-size="8pt" fo:font-style="italic" officeooo:rsid="001bbed9" officeooo:paragraph-rsid="001bbed9" style:font-size-asian="8pt" style:font-style-asian="italic" style:font-size-complex="8pt" style:font-style-complex="italic"/>
    </style:style>
    <style:style style:name="P17" style:family="paragraph" style:parent-style-name="Standard">
      <style:paragraph-properties fo:margin-top="0cm" fo:margin-bottom="0cm" loext:contextual-spacing="false"/>
      <style:text-properties fo:font-size="8pt" fo:font-style="italic" officeooo:rsid="001e5059" officeooo:paragraph-rsid="001e5059" style:font-size-asian="8pt" style:font-style-asian="italic" style:font-size-complex="8pt" style:font-style-complex="italic"/>
    </style:style>
    <style:style style:name="P18" style:family="paragraph" style:parent-style-name="Standard">
      <style:paragraph-properties fo:margin-top="0cm" fo:margin-bottom="0cm" loext:contextual-spacing="false"/>
      <style:text-properties fo:font-size="8pt" fo:font-style="italic" officeooo:rsid="002020fe" officeooo:paragraph-rsid="002020fe" style:font-size-asian="8pt" style:font-style-asian="italic" style:font-size-complex="8pt" style:font-style-complex="italic"/>
    </style:style>
    <style:style style:name="P19" style:family="paragraph" style:parent-style-name="Standard">
      <style:paragraph-properties fo:margin-top="0cm" fo:margin-bottom="0cm" loext:contextual-spacing="false"/>
      <style:text-properties style:font-name="Arial1" fo:font-size="8pt" fo:font-style="italic" style:font-size-asian="8pt" style:font-style-asian="italic" style:font-size-complex="8pt" style:font-style-complex="italic"/>
    </style:style>
    <style:style style:name="P20" style:family="paragraph" style:parent-style-name="Standard">
      <style:paragraph-properties fo:margin-top="0cm" fo:margin-bottom="0cm" loext:contextual-spacing="false"/>
      <style:text-properties style:font-name="Arial1" fo:font-size="8pt" fo:font-style="italic" officeooo:paragraph-rsid="00203d18" style:font-size-asian="8pt" style:font-style-asian="italic" style:font-size-complex="8pt" style:font-style-complex="italic"/>
    </style:style>
    <style:style style:name="P21" style:family="paragraph" style:parent-style-name="Standard">
      <style:paragraph-properties fo:margin-top="0cm" fo:margin-bottom="0cm" loext:contextual-spacing="false"/>
      <style:text-properties style:font-name="Arial1" fo:font-size="8pt" fo:font-style="italic" officeooo:paragraph-rsid="0022256f" style:font-size-asian="8pt" style:font-style-asian="italic" style:font-size-complex="8pt" style:font-style-complex="italic"/>
    </style:style>
    <style:style style:name="P22" style:family="paragraph" style:parent-style-name="Standard" style:master-page-name="Standard">
      <style:paragraph-properties fo:margin-top="0cm" fo:margin-bottom="0cm" loext:contextual-spacing="false" fo:text-align="center" style:justify-single-word="false" style:page-number="1"/>
    </style:style>
    <style:style style:name="P23" style:family="paragraph" style:parent-style-name="Standard">
      <style:paragraph-properties fo:margin-top="1.411cm" fo:margin-bottom="0cm" loext:contextual-spacing="false" fo:line-height="100%" fo:text-align="center" style:justify-single-word="false"/>
    </style:style>
    <style:style style:name="P24" style:family="paragraph" style:parent-style-name="Standard">
      <style:paragraph-properties fo:margin-top="3.528cm" fo:margin-bottom="0cm" loext:contextual-spacing="false" fo:line-height="100%" fo:text-align="center" style:justify-single-word="false"/>
    </style:style>
    <style:style style:name="P25" style:family="paragraph" style:parent-style-name="Standard">
      <style:paragraph-properties fo:margin-left="3.81cm" fo:margin-right="0cm" fo:margin-top="4.939cm" fo:margin-bottom="0cm" loext:contextual-spacing="false" fo:line-height="100%" fo:text-align="start" style:justify-single-word="false" fo:text-indent="1.27cm" style:auto-text-indent="false"/>
    </style:style>
    <style:style style:name="P26" style:family="paragraph" style:parent-style-name="Standard">
      <style:paragraph-properties fo:margin-left="5.08cm" fo:margin-right="0cm" fo:margin-top="0cm" fo:margin-bottom="0cm" loext:contextual-spacing="false" fo:text-align="start" style:justify-single-word="false" fo:text-indent="0cm" style:auto-text-indent="false"/>
    </style:style>
    <style:style style:name="P27" style:family="paragraph" style:parent-style-name="Heading_20_2">
      <style:paragraph-properties fo:margin-top="0cm" fo:margin-bottom="0cm" loext:contextual-spacing="false"/>
    </style:style>
    <style:style style:name="P28" style:family="paragraph" style:parent-style-name="Heading_20_2">
      <style:paragraph-properties fo:margin-top="0cm" fo:margin-bottom="0cm" loext:contextual-spacing="false"/>
      <style:text-properties style:font-name="Arial1" fo:font-size="8pt" fo:font-style="italic" style:font-size-asian="8pt" style:font-style-asian="italic" style:font-size-complex="8pt" style:font-style-complex="italic"/>
    </style:style>
    <style:style style:name="P29" style:family="paragraph" style:parent-style-name="Heading_20_2">
      <style:paragraph-properties fo:margin-top="0cm" fo:margin-bottom="0cm" loext:contextual-spacing="false"/>
      <style:text-properties style:font-name="F"/>
    </style:style>
    <style:style style:name="P30" style:family="paragraph" style:parent-style-name="Heading_20_1">
      <style:paragraph-properties fo:margin-top="0cm" fo:margin-bottom="0cm" loext:contextual-spacing="false"/>
    </style:style>
    <style:style style:name="P31" style:family="paragraph" style:parent-style-name="Heading_20_1">
      <style:paragraph-properties fo:margin-top="0cm" fo:margin-bottom="0cm" loext:contextual-spacing="false"/>
      <style:text-properties officeooo:rsid="002020fe" officeooo:paragraph-rsid="002020fe"/>
    </style:style>
    <style:style style:name="P32" style:family="paragraph" style:parent-style-name="Heading_20_3">
      <style:paragraph-properties fo:margin-top="0cm" fo:margin-bottom="0cm" loext:contextual-spacing="false"/>
    </style:style>
    <style:style style:name="P33" style:family="paragraph" style:parent-style-name="Heading_20_3">
      <style:paragraph-properties fo:margin-top="0cm" fo:margin-bottom="0cm" loext:contextual-spacing="false"/>
      <style:text-properties officeooo:paragraph-rsid="002020fe"/>
    </style:style>
    <style:style style:name="P34" style:family="paragraph" style:parent-style-name="Heading_20_3">
      <style:paragraph-properties fo:margin-top="0cm" fo:margin-bottom="0cm" loext:contextual-spacing="false"/>
      <style:text-properties style:font-name="Arial1" fo:font-size="11pt" officeooo:paragraph-rsid="002020fe" style:font-size-asian="11pt" style:font-size-complex="11pt"/>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fo:font-size="8pt" style:font-size-asian="8pt" style:font-size-complex="8pt"/>
    </style:style>
    <style:style style:name="T4" style:family="text">
      <style:text-properties fo:font-size="8pt" fo:font-style="italic" style:font-size-asian="8pt" style:font-style-asian="italic" style:font-size-complex="8pt" style:font-style-complex="italic"/>
    </style:style>
    <style:style style:name="T5" style:family="text">
      <style:text-properties officeooo:rsid="00192be6"/>
    </style:style>
    <style:style style:name="T6" style:family="text">
      <style:text-properties officeooo:rsid="0019c7b2"/>
    </style:style>
    <style:style style:name="T7" style:family="text">
      <style:text-properties officeooo:rsid="001b4769"/>
    </style:style>
    <style:style style:name="T8" style:family="text">
      <style:text-properties officeooo:rsid="001bbed9"/>
    </style:style>
    <style:style style:name="T9" style:family="text">
      <style:text-properties officeooo:rsid="001d0731"/>
    </style:style>
    <style:style style:name="T10" style:family="text">
      <style:text-properties officeooo:rsid="001e5059"/>
    </style:style>
    <style:style style:name="T11" style:family="text">
      <style:text-properties officeooo:rsid="002020fe"/>
    </style:style>
    <style:style style:name="T12" style:family="text">
      <style:text-properties style:font-name="Arial1" fo:font-size="11pt" style:font-size-asian="11pt" style:font-size-complex="11pt"/>
    </style:style>
    <style:style style:name="T13" style:family="text">
      <style:text-properties officeooo:rsid="0022ea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3"><text:span text:style-name="T1">Московский авиационный институт</text:span></text:p>
      <text:p text:style-name="P2"><text:span text:style-name="T1">(национальный исследовательский университет)</text:span></text:p>
      <text:p text:style-name="P2"><text:span text:style-name="T1"><text:s/></text:span></text:p>
      <text:p text:style-name="P2"><text:span text:style-name="T1">Факультет <text:s/>«Прикладная математика и физика»</text:span></text:p>
      <text:p text:style-name="P2"><text:span text:style-name="T1">Кафедра «Вычислительная математика и программирование»</text:span></text:p>
      <text:p text:style-name="P2"><text:span text:style-name="T1"><text:s/></text:span></text:p>
      <text:p text:style-name="P24"><text:span text:style-name="T1">Курсовой проект по курсу дискретной математики</text:span></text:p>
      <text:p text:style-name="P25"><text:span text:style-name="T2">Выполнил: Забарин Н.И. 80-08Б</text:span></text:p>
      <text:p text:style-name="P26"><text:span text:style-name="T2">Руководитель: к. ф.-м.н.с. доцент Алексеев Н.С.</text:span></text:p>
      <text:p text:style-name="Standard"><text:span text:style-name="T1">Москва, 2016</text:span></text:p>
      <text:p text:style-name="P1"><text:soft-page-break/></text:p>
      <text:p text:style-name="P31">Введение</text:p>
      <text:p text:style-name="P8">В качестве курсового проекта предлагается задачи по различным разделам дискретной математики, решенные автором на официальных соревнованиях-олимпиадах и сборах по программированию в 201<text:span text:style-name="T13">2</text:span>-2016 годах.</text:p>
      <text:p text:style-name="P30"><text:bookmark text:name="h.ey8to68vrt9q"/>Задачи</text:p>
      <text:p text:style-name="P27"><text:bookmark text:name="h.d0s4epde55h1"/>Задача 1.</text:p>
      <text:p text:style-name="P32"><text:bookmark text:name="h.b3ee4juifv1f"/>Условие:</text:p>
      <text:p text:style-name="P1"><text:tab/>Напишите программу, которая для заданного массива A находит количество пар (i, j) таких, что i &lt; j и a<text:span text:style-name="T3">i</text:span> &gt; a<text:span text:style-name="T3">j</text:span>.</text:p>
      <text:p text:style-name="P32"><text:bookmark text:name="h.iy1nlircnpxq"/>Метод решения: </text:p>
      <text:p text:style-name="P1"><text:tab/>Построим дерево Фенвика, в котором будем хранить кол-во элементов массива которые меньше текущего. Будем по очереди добавлять в него элементы массива и сразу считать сколько чисел, которые больше текущего мы уже встретили, просуммировав это мы и получим ответ.</text:p>
      <text:p text:style-name="P1"><text:tab/>На каждом шаге мы делаем порядка логарифм N операций, всего N шагов, получаем сложность в O(NlogN)</text:p>
      <text:p text:style-name="P32"><text:bookmark text:name="h.iy1nlircnpxq1"/>Листинг:</text:p>
      <text:p text:style-name="P1"/>
      <text:p text:style-name="P10">program d02;</text:p>
      <text:p text:style-name="P10"/>
      <text:p text:style-name="P10">{$APPTYPE CONSOLE}</text:p>
      <text:p text:style-name="P10"/>
      <text:p text:style-name="P10">uses</text:p>
      <text:p text:style-name="P10"><text:s text:c="2"/>SysUtils,</text:p>
      <text:p text:style-name="P10"><text:s text:c="2"/>Math;</text:p>
      <text:p text:style-name="P10"/>
      <text:p text:style-name="P10">var</text:p>
      <text:p text:style-name="P10"><text:s text:c="2"/>mas, d, used : array [0..1000001] of integer;</text:p>
      <text:p text:style-name="P10"><text:s text:c="2"/>n, i : integer;</text:p>
      <text:p text:style-name="P10"/>
      <text:p text:style-name="P10">procedure up (var x : integer);</text:p>
      <text:p text:style-name="P10">begin</text:p>
      <text:p text:style-name="P10"><text:s text:c="2"/>x := x or (x + 1);</text:p>
      <text:p text:style-name="P10">end;</text:p>
      <text:p text:style-name="P10"/>
      <text:p text:style-name="P10">procedure down (var x : integer);</text:p>
      <text:p text:style-name="P11">begin</text:p>
      <text:p text:style-name="P11"><text:s text:c="2"/>x := (x and (x + 1)) — 1;</text:p>
      <text:p text:style-name="P11">end;</text:p>
      <text:p text:style-name="P11">procedure UpDate(i, x : integer);</text:p>
      <text:p text:style-name="P10"><text:soft-page-break/>begin</text:p>
      <text:p text:style-name="P10"><text:s text:c="2"/>while i &lt; 1000000 do begin</text:p>
      <text:p text:style-name="P10"><text:s text:c="4"/>inc(used[i], x);</text:p>
      <text:p text:style-name="P10"><text:s text:c="4"/>up(i);</text:p>
      <text:p text:style-name="P10"><text:s text:c="2"/>end;</text:p>
      <text:p text:style-name="P10">end;</text:p>
      <text:p text:style-name="P10"/>
      <text:p text:style-name="P10">function Sum (r : integer) : int64;</text:p>
      <text:p text:style-name="P10">begin</text:p>
      <text:p text:style-name="P10"><text:s text:c="2"/>result := 0;</text:p>
      <text:p text:style-name="P10"><text:s text:c="2"/>while r &gt;= 0 do begin</text:p>
      <text:p text:style-name="P10"><text:s text:c="4"/>inc(result, used[r]);</text:p>
      <text:p text:style-name="P10"><text:s text:c="4"/>down(r);</text:p>
      <text:p text:style-name="P10"><text:s text:c="2"/>end;</text:p>
      <text:p text:style-name="P10">end;</text:p>
      <text:p text:style-name="P10"/>
      <text:p text:style-name="P10">begin</text:p>
      <text:p text:style-name="P10"><text:s text:c="2"/>reset(input, 'inverse.in');</text:p>
      <text:p text:style-name="P10"><text:s text:c="2"/>rewrite(output, 'inverse.out');</text:p>
      <text:p text:style-name="P10"/>
      <text:p text:style-name="P10"><text:s text:c="2"/>fillchar(used, sizeof(used), 0);</text:p>
      <text:p text:style-name="P10"><text:s text:c="2"/>fillchar(d, sizeof(d), 0);</text:p>
      <text:p text:style-name="P10"><text:s text:c="2"/>fillchar(mas, sizeof(mas), 0);</text:p>
      <text:p text:style-name="P10"/>
      <text:p text:style-name="P10"><text:s text:c="2"/>read(n);</text:p>
      <text:p text:style-name="P10"/>
      <text:p text:style-name="P10"><text:s text:c="2"/>for i := 0 to n - 1 do</text:p>
      <text:p text:style-name="P10"><text:s text:c="4"/>read(mas[i]);</text:p>
      <text:p text:style-name="P10"/>
      <text:p text:style-name="P10"><text:s text:c="2"/>for i := 0 to n - 1 do begin</text:p>
      <text:p text:style-name="P10"><text:s text:c="4"/>UpDate(mas[i], 1);</text:p>
      <text:p text:style-name="P10"><text:s text:c="4"/>d[mas[i]] := sum(1000000) - sum(mas[i]);</text:p>
      <text:p text:style-name="P10"><text:s text:c="2"/>end;</text:p>
      <text:p text:style-name="P10"><text:s text:c="2"/>n := 0;</text:p>
      <text:p text:style-name="P10"><text:s text:c="2"/>for i := 0 to 1000001 do inc(n, d[i]);</text:p>
      <text:p text:style-name="P10"><text:s text:c="2"/>write(n);</text:p>
      <text:p text:style-name="P10">end.</text:p>
      <text:p text:style-name="P27"><text:bookmark text:name="h.kw42j5k95h9e"/></text:p>
      <text:p text:style-name="P27"><text:bookmark text:name="h.kw42j5k95h9e1"/>Задача 2.</text:p>
      <text:p text:style-name="P32"><text:bookmark text:name="h.3bhzwsliqomo"/>Условие:</text:p>
      <text:p text:style-name="P1"><text:tab/>Даны две строки длиной не больше 1000, необходимо найти наибольшую общую подпоследовательность этих строк.</text:p>
      <text:p text:style-name="P33"><text:bookmark text:name="h.3bhzwsliqomo1"/>Метод решения:<text:tab/></text:p>
      <text:p text:style-name="P33"><text:tab/><text:span text:style-name="T12">Квадратная динамика по длинам строк. Если символы строк на текущих позициях совпадают, то берем ответ для позиций смещенных на 1 и прибавляем единицу, иначе берем максимум из смещений только одной из позиций. Ответ получаем обратным ходом динамики.</text:span></text:p>
      <text:p text:style-name="P34"><text:tab/>Сложность алгоритма O(NM), где N и M длины строк.</text:p>
      <text:p text:style-name="P32"><text:bookmark text:name="h.3bhzwsliqomo2"/><text:soft-page-break/>Листинг:</text:p>
      <text:p text:style-name="P12">program a03;</text:p>
      <text:p text:style-name="P12"/>
      <text:p text:style-name="P12">{$APPTYPE CONSOLE}</text:p>
      <text:p text:style-name="P12">uses</text:p>
      <text:p text:style-name="P12"><text:s text:c="2"/>SysUtils, Math;</text:p>
      <text:p text:style-name="P12"/>
      <text:p text:style-name="P12">var</text:p>
      <text:p text:style-name="P12"><text:s/>s1, s2, ans : string;</text:p>
      <text:p text:style-name="P12"><text:s/>i, j, x, y : integer;</text:p>
      <text:p text:style-name="P12"><text:s/>d : array [0..2000, 0..2000] of integer;</text:p>
      <text:p text:style-name="P12"/>
      <text:p text:style-name="P12">begin</text:p>
      <text:p text:style-name="P12"><text:s text:c="2"/>reset(input, 'lcs2.in');</text:p>
      <text:p text:style-name="P12"><text:s text:c="2"/>rewrite(output, 'lcs2.out');</text:p>
      <text:p text:style-name="P12"><text:s text:c="2"/>readln(s1);</text:p>
      <text:p text:style-name="P12"><text:s text:c="2"/>readln(s2);</text:p>
      <text:p text:style-name="P12"><text:s text:c="2"/>fillchar(d, sizeof(d), 0);</text:p>
      <text:p text:style-name="P12"/>
      <text:p text:style-name="P12"><text:s text:c="2"/>for i := 1 to length(s1) do</text:p>
      <text:p text:style-name="P12"><text:s text:c="4"/>for j := 1 to length(s2) do</text:p>
      <text:p text:style-name="P12"><text:s text:c="6"/>if s1[i] = s2[j] then</text:p>
      <text:p text:style-name="P12"><text:s text:c="8"/>d[i, j] := d[i - 1, j - 1] + 1</text:p>
      <text:p text:style-name="P12"><text:s text:c="6"/>else</text:p>
      <text:p text:style-name="P12"><text:s text:c="8"/>d[i, j] := max(d[i, j - 1], d[i - 1, j]);</text:p>
      <text:p text:style-name="P12"/>
      <text:p text:style-name="P12"><text:s text:c="2"/>x := length(s1);</text:p>
      <text:p text:style-name="P12"><text:s text:c="2"/>y := length(s2);</text:p>
      <text:p text:style-name="P12"><text:s text:c="2"/>ans := '';</text:p>
      <text:p text:style-name="P12"><text:s text:c="2"/>while (x &gt; 0) and (y &gt; 0) do</text:p>
      <text:p text:style-name="P12"><text:s text:c="4"/>if s1[x] = s2[y] then begin</text:p>
      <text:p text:style-name="P12"><text:s text:c="6"/>ans := s1[x] + ans;</text:p>
      <text:p text:style-name="P12"><text:s text:c="6"/>dec(x);</text:p>
      <text:p text:style-name="P12"><text:s text:c="6"/>dec(y);</text:p>
      <text:p text:style-name="P12"><text:s text:c="4"/>end</text:p>
      <text:p text:style-name="P12"><text:s text:c="4"/>else</text:p>
      <text:p text:style-name="P12"><text:s text:c="6"/>if d[x - 1, y] &gt; d[x, y - 1] then</text:p>
      <text:p text:style-name="P12"><text:s text:c="8"/>dec(x)</text:p>
      <text:p text:style-name="P12"><text:s text:c="6"/>else</text:p>
      <text:p text:style-name="P13"><text:s text:c="8"/>dec(y);</text:p>
      <text:p text:style-name="P13"><text:s text:c="2"/>writeln(ans);</text:p>
      <text:p text:style-name="P9"><text:span text:style-name="T4">end.</text:span></text:p>
      <text:p text:style-name="P9"><text:span text:style-name="T4"/></text:p>
      <text:p text:style-name="P9"><text:bookmark text:name="h.kw42j5k95h9e3"/>Задача 3.</text:p>
      <text:p text:style-name="P9"><text:bookmark text:name="h.95roahqhyuv0"/>Условие:</text:p>
      <text:p text:style-name="P9"><text:tab/>Назовем мега-инверсией в перестановке P такую тройку (i, j, k), что Pi &gt; Pj &gt; Pk и i &lt; j &lt; k. Написать алгоритм для быстрого подсчета количества мега-инверсий в данной перестановке.</text:p>
      <text:p text:style-name="P9"><text:bookmark text:name="h.95roahqhyuv01"/>Метод решения:</text:p>
      <text:p text:style-name="P9"><text:tab/>Построим три RMQ: первое для указания какие числа уже есть в перестановке, второе для подсчета инверсий, третье для подсчета мега инверсий. Будем последовательно обновлять эти три дерева. Для получаения ответа просуммируем все последнее дерево.</text:p>
      <text:p text:style-name="P9"><text:tab/>Сложность алгоритма O(NlogN)</text:p>
      <text:p text:style-name="P32"><text:bookmark text:name="h.95roahqhyuv02"/><text:soft-page-break/>Листинг:</text:p>
      <text:p text:style-name="P19">program a01;</text:p>
      <text:p text:style-name="P19"/>
      <text:p text:style-name="P19">{$APPTYPE CONSOLE}</text:p>
      <text:p text:style-name="P19"/>
      <text:p text:style-name="P19">uses</text:p>
      <text:p text:style-name="P19"><text:s text:c="2"/>SysUtils,</text:p>
      <text:p text:style-name="P19"><text:s text:c="2"/>Math;</text:p>
      <text:p text:style-name="P19"/>
      <text:p text:style-name="P19">type</text:p>
      <text:p text:style-name="P19"><text:s text:c="2"/>TElem = record</text:p>
      <text:p text:style-name="P19"><text:s text:c="4"/>value : int64;</text:p>
      <text:p text:style-name="P19"><text:s text:c="4"/>l, r : integer;</text:p>
      <text:p text:style-name="P19"><text:s text:c="2"/>end;</text:p>
      <text:p text:style-name="P19"><text:s text:c="2"/>TTree = array [1..300000] of TElem;</text:p>
      <text:p text:style-name="P19"/>
      <text:p text:style-name="P19">var</text:p>
      <text:p text:style-name="P19"><text:s text:c="2"/>used, inv, minv : TTree;</text:p>
      <text:p text:style-name="P19"><text:s text:c="2"/>mas : array [1..200000] of integer;</text:p>
      <text:p text:style-name="P19"><text:s text:c="2"/>n, i : integer;</text:p>
      <text:p text:style-name="P19"/>
      <text:p text:style-name="P19">function func (a, b : int64) : int64;</text:p>
      <text:p text:style-name="P19">begin</text:p>
      <text:p text:style-name="P19"><text:s text:c="2"/>result := a + b;</text:p>
      <text:p text:style-name="P19">end;</text:p>
      <text:p text:style-name="P19"/>
      <text:p text:style-name="P19">procedure Build(var tree : TTree; l, r, id : integer);</text:p>
      <text:p text:style-name="P19">begin</text:p>
      <text:p text:style-name="P19"><text:s text:c="2"/>tree[id].l := l;</text:p>
      <text:p text:style-name="P20"><text:s text:c="2"/>tree[id].r := r;</text:p>
      <text:p text:style-name="P20"><text:s text:c="2"/>if r - l = 1 then</text:p>
      <text:p text:style-name="P20"><text:s text:c="4"/>tree[id].value := mas[l]</text:p>
      <text:p text:style-name="P20"><text:s text:c="2"/>else begin</text:p>
      <text:p text:style-name="P20"><text:s text:c="4"/>Build(tree, l, (r + l) div 2, id * 2);</text:p>
      <text:p text:style-name="P20"><text:s text:c="4"/>Build(tree, (r + l) div 2, r, id * 2 + 1);</text:p>
      <text:p text:style-name="P20"><text:s text:c="4"/>tree[id].value := func(tree[id * 2].value, tree[id * 2].value);</text:p>
      <text:p text:style-name="P20"><text:s text:c="2"/>end;</text:p>
      <text:p text:style-name="P20">end;</text:p>
      <text:p text:style-name="P20"/>
      <text:p text:style-name="P20">procedure UpDate(var tree : TTree; id, n : integer; v : int64);</text:p>
      <text:p text:style-name="P20">begin</text:p>
      <text:p text:style-name="P20"><text:s text:c="2"/>if (n &gt;= tree[id].r) or (n &lt; tree[id].l) then exit;</text:p>
      <text:p text:style-name="P20"><text:s text:c="2"/>if tree[id].r - tree[id].l = 1 then</text:p>
      <text:p text:style-name="P20"><text:s text:c="4"/>tree[id].value := v</text:p>
      <text:p text:style-name="P20"><text:s text:c="2"/>else begin</text:p>
      <text:p text:style-name="P20"><text:s text:c="4"/>Update(tree, id * 2, n, v);</text:p>
      <text:p text:style-name="P20"><text:s text:c="4"/>Update(tree, id * 2 + 1, n, v);</text:p>
      <text:p text:style-name="P20"><text:s text:c="4"/>tree[id].value := func(tree[id * 2].value, tree[id * 2 + 1].value);</text:p>
      <text:p text:style-name="P20"><text:s text:c="2"/>end;</text:p>
      <text:p text:style-name="P21">end;</text:p>
      <text:p text:style-name="P21">function Proc(var tree : TTree; l, r, id : integer) : int64;</text:p>
      <text:p text:style-name="P19"><text:soft-page-break/>begin</text:p>
      <text:p text:style-name="P19"><text:s text:c="2"/>if (tree[id].l &gt;= r) or (tree[id].r &lt;= l) then begin</text:p>
      <text:p text:style-name="P19"><text:s text:c="4"/>result := 0;</text:p>
      <text:p text:style-name="P19"><text:s text:c="4"/>exit;</text:p>
      <text:p text:style-name="P19"><text:s text:c="2"/>end;</text:p>
      <text:p text:style-name="P19"><text:s text:c="2"/>if (l &lt;= tree[id].l) and (tree[id].r &lt;= r) then begin</text:p>
      <text:p text:style-name="P19"><text:s text:c="4"/>result := tree[id].value;</text:p>
      <text:p text:style-name="P19"><text:s text:c="4"/>exit;</text:p>
      <text:p text:style-name="P19"><text:s text:c="2"/>end;</text:p>
      <text:p text:style-name="P19"><text:s text:c="2"/>result := func(Proc(tree, l, r, id * 2), Proc(tree, l, r, id * 2 + 1));</text:p>
      <text:p text:style-name="P19">end;</text:p>
      <text:p text:style-name="P19"/>
      <text:p text:style-name="P19">begin</text:p>
      <text:p text:style-name="P19"><text:s text:c="2"/>reset(input, 'mega.in');</text:p>
      <text:p text:style-name="P19"><text:s text:c="2"/>rewrite(output, 'mega.out');</text:p>
      <text:p text:style-name="P19"/>
      <text:p text:style-name="P19"><text:s text:c="2"/>fillchar(used, sizeof(used), 0);</text:p>
      <text:p text:style-name="P19"><text:s text:c="2"/>fillchar(inv, sizeof(inv), 0);</text:p>
      <text:p text:style-name="P19"><text:s text:c="2"/>fillchar(minv, sizeof(minv), 0);</text:p>
      <text:p text:style-name="P19"><text:s text:c="2"/>fillchar(mas, sizeof(mas), 0);</text:p>
      <text:p text:style-name="P19"/>
      <text:p text:style-name="P19"><text:s text:c="2"/>readln(n);</text:p>
      <text:p text:style-name="P19"/>
      <text:p text:style-name="P20"><text:s text:c="2"/>Build(used, 0, n, 1);</text:p>
      <text:p text:style-name="P20"><text:s text:c="2"/>Build(inv, 0, n, 1);</text:p>
      <text:p text:style-name="P20"><text:s text:c="2"/>Build(minv, 0, n, 1);</text:p>
      <text:p text:style-name="P20"><text:s text:c="2"/>for i := 0 to n - 1 do</text:p>
      <text:p text:style-name="P20"><text:s text:c="4"/>readln(mas[i]);</text:p>
      <text:p text:style-name="P20"><text:s text:c="2"/>for i := 0 to n - 1 do begin</text:p>
      <text:p text:style-name="P20"><text:s text:c="4"/>UpDate(used, 1, mas[i] - 1, 1);</text:p>
      <text:p text:style-name="P20"><text:s text:c="4"/>UpDate(inv, 1, mas[i] - 1, Proc(used, mas[i], n, 1));</text:p>
      <text:p text:style-name="P20"><text:s text:c="4"/>UpDate(minv, 1, mas[i] - 1, Proc(inv, mas[i], n, 1));</text:p>
      <text:p text:style-name="P20"><text:s text:c="2"/>end;</text:p>
      <text:p text:style-name="P20"/>
      <text:p text:style-name="P20"><text:s text:c="2"/>write(Proc(minv, 0, n, 1));</text:p>
      <text:p text:style-name="P20">end.</text:p>
      <text:p text:style-name="P28"><text:bookmark text:name="h.kw42j5k95h9e4"/><text:soft-page-break/></text:p>
      <text:p text:style-name="P27"><text:bookmark text:name="h.kw42j5k95h9e5"/>Задача 4.</text:p>
      <text:p text:style-name="P32"><text:bookmark text:name="h.qb4i12e3gqzp"/>Условие: </text:p>
      <text:p text:style-name="P32"><text:tab/>Реализовать сбалансированное дерево поиска, поддерживающее следующие команды: добавление элемента, удаление элемента, проверка на существование элемента, следующий/предыдущий по возрастанию элемент после данного, k-тый по возрастанию элемент.</text:p>
      <text:p text:style-name="P32"><text:bookmark text:name="h.qb4i12e3gqzp1"/>Метод решения:</text:p>
      <text:p text:style-name="P1"><text:tab/>Основным алгоритмом является декартово дерево со случайным вторым ключом. Все операции перечисленные в условии являются стандартными для данного алгоритма.</text:p>
      <text:p text:style-name="P1"><text:tab/>Время выполнения <text:s/>каждого запроса O(N), где N размер дерева.</text:p>
      <text:p text:style-name="P32"><text:bookmark text:name="h.qb4i12e3gqzp2"/>Листинг:</text:p>
      <text:p text:style-name="P19">program b01;</text:p>
      <text:p text:style-name="P19"/>
      <text:p text:style-name="P19">{$APPTYPE CONSOLE}</text:p>
      <text:p text:style-name="P19"/>
      <text:p text:style-name="P19">uses</text:p>
      <text:p text:style-name="P19"><text:s text:c="2"/>SysUtils;</text:p>
      <text:p text:style-name="P19"/>
      <text:p text:style-name="P19">const</text:p>
      <text:p text:style-name="P19"><text:s text:c="2"/>num = 100000;</text:p>
      <text:p text:style-name="P19"/>
      <text:p text:style-name="P19">type</text:p>
      <text:p text:style-name="P19"><text:s text:c="2"/>TElem = record</text:p>
      <text:p text:style-name="P19"><text:s text:c="4"/>x, y : integer;</text:p>
      <text:p text:style-name="P19"><text:s text:c="4"/>l, r : integer;</text:p>
      <text:p text:style-name="P19"><text:s text:c="2"/>end;</text:p>
      <text:p text:style-name="P19"><text:s text:c="2"/>TPair = record</text:p>
      <text:p text:style-name="P19"><text:s text:c="4"/>a, b : integer;</text:p>
      <text:p text:style-name="P19"><text:s text:c="2"/>end;</text:p>
      <text:p text:style-name="P19"><text:soft-page-break/></text:p>
      <text:p text:style-name="P19">var</text:p>
      <text:p text:style-name="P19"><text:s text:c="2"/>stack, sz : array [0..num] of integer;</text:p>
      <text:p text:style-name="P19"><text:s text:c="2"/>r, t, i, n, q : integer;</text:p>
      <text:p text:style-name="P19"><text:s text:c="2"/>a : array [1..num] of TElem;</text:p>
      <text:p text:style-name="P19"><text:s text:c="2"/>s : string;</text:p>
      <text:p text:style-name="P19"><text:s text:c="2"/>tmp : TPair;</text:p>
      <text:p text:style-name="P19"/>
      <text:p text:style-name="P19">function cnt(t : integer): integer;</text:p>
      <text:p text:style-name="P19">begin</text:p>
      <text:p text:style-name="P19"><text:s/>result := 0;</text:p>
      <text:p text:style-name="P19"><text:s/>if t = -1 then exit;</text:p>
      <text:p text:style-name="P19"><text:s/>result := sz[t];</text:p>
      <text:p text:style-name="P19">end;</text:p>
      <text:p text:style-name="P19"/>
      <text:p text:style-name="P19">procedure update(t : integer);</text:p>
      <text:p text:style-name="P19">begin</text:p>
      <text:p text:style-name="P19"><text:s/>if t = -1 then exit;</text:p>
      <text:p text:style-name="P19"><text:s/>sz[t] := cnt(a[t].l) + cnt(a[t].r) + 1;</text:p>
      <text:p text:style-name="P19">end;</text:p>
      <text:p text:style-name="P19"/>
      <text:p text:style-name="P19">procedure push(a : integer);</text:p>
      <text:p text:style-name="P19">begin</text:p>
      <text:p text:style-name="P19"><text:s text:c="2"/>inc(r);</text:p>
      <text:p text:style-name="P19"><text:s text:c="2"/>stack[r] := a;</text:p>
      <text:p text:style-name="P19">end;</text:p>
      <text:p text:style-name="P19"/>
      <text:p text:style-name="P19">function new : integer;</text:p>
      <text:p text:style-name="P19">begin</text:p>
      <text:p text:style-name="P19"><text:s text:c="2"/>result := stack[r];</text:p>
      <text:p text:style-name="P19"><text:s text:c="2"/>dec(r);</text:p>
      <text:p text:style-name="P19">end;</text:p>
      <text:p text:style-name="P19"/>
      <text:p text:style-name="P19">function merge (t1, t2 : integer) : integer;</text:p>
      <text:p text:style-name="P19">begin</text:p>
      <text:p text:style-name="P19"><text:s text:c="2"/>result := t2;</text:p>
      <text:p text:style-name="P19"><text:s text:c="2"/>if t1 = -1 then exit;</text:p>
      <text:p text:style-name="P19"><text:s text:c="2"/>result := t1;</text:p>
      <text:p text:style-name="P19"><text:s text:c="2"/>if t2 = -1 then exit;</text:p>
      <text:p text:style-name="P19"><text:s text:c="2"/>if (a[t1].y &gt; a[t2].y) then begin</text:p>
      <text:p text:style-name="P19"><text:s text:c="4"/>a[t1].r := merge(a[t1].r, t2);</text:p>
      <text:p text:style-name="P19"><text:s text:c="4"/>update(t1);</text:p>
      <text:p text:style-name="P19"><text:s text:c="4"/>result := t1;</text:p>
      <text:p text:style-name="P19"><text:s text:c="2"/>end</text:p>
      <text:p text:style-name="P19"><text:s text:c="2"/>else begin</text:p>
      <text:p text:style-name="P19"><text:soft-page-break/><text:s text:c="4"/>a[t2].l := merge(t1, a[t2].l);</text:p>
      <text:p text:style-name="P19"><text:s text:c="4"/>update(t2);</text:p>
      <text:p text:style-name="P19"><text:s text:c="4"/>result := t2;</text:p>
      <text:p text:style-name="P19"><text:s text:c="2"/>end</text:p>
      <text:p text:style-name="P19">end;</text:p>
      <text:p text:style-name="P19"/>
      <text:p text:style-name="P19">function split (t, k : integer): TPair;</text:p>
      <text:p text:style-name="P19">var</text:p>
      <text:p text:style-name="P19"><text:s text:c="2"/>tmp : TPair;</text:p>
      <text:p text:style-name="P19">begin</text:p>
      <text:p text:style-name="P19"><text:s text:c="2"/>result.a := -1;</text:p>
      <text:p text:style-name="P19"><text:s text:c="2"/>result.b := -1;</text:p>
      <text:p text:style-name="P19"><text:s text:c="2"/>if t = -1 then exit;</text:p>
      <text:p text:style-name="P19"><text:s text:c="2"/>if k &gt; a[t].x then begin</text:p>
      <text:p text:style-name="P19"><text:s text:c="4"/>tmp := split(a[t].r, k);</text:p>
      <text:p text:style-name="P19"><text:s text:c="4"/>a[t].r := tmp.a;</text:p>
      <text:p text:style-name="P19"><text:s text:c="4"/>update(t);</text:p>
      <text:p text:style-name="P19"><text:s text:c="4"/>update(tmp.b);</text:p>
      <text:p text:style-name="P19"><text:s text:c="4"/>result.a := t;</text:p>
      <text:p text:style-name="P19"><text:s text:c="4"/>result.b := tmp.b;</text:p>
      <text:p text:style-name="P19"><text:s text:c="2"/>end</text:p>
      <text:p text:style-name="P19"><text:s text:c="2"/>else begin</text:p>
      <text:p text:style-name="P19"><text:s text:c="4"/>tmp := split(a[t].l, k);</text:p>
      <text:p text:style-name="P19"><text:s text:c="4"/>a[t].l := tmp.b;</text:p>
      <text:p text:style-name="P19"><text:s text:c="4"/>update(tmp.a);</text:p>
      <text:p text:style-name="P19"><text:s text:c="4"/>update(t);</text:p>
      <text:p text:style-name="P19"><text:s text:c="4"/>result.a := tmp.a;</text:p>
      <text:p text:style-name="P19"><text:s text:c="4"/>result.b := t;</text:p>
      <text:p text:style-name="P19"><text:s text:c="2"/>end;</text:p>
      <text:p text:style-name="P19">end;</text:p>
      <text:p text:style-name="P19"/>
      <text:p text:style-name="P19">function exist (t, k: integer) : boolean;</text:p>
      <text:p text:style-name="P19">begin</text:p>
      <text:p text:style-name="P19"><text:s text:c="2"/>result := false;</text:p>
      <text:p text:style-name="P19"><text:s text:c="2"/>if t = -1 then exit;</text:p>
      <text:p text:style-name="P19"><text:s text:c="2"/>result := true;</text:p>
      <text:p text:style-name="P19"><text:s text:c="2"/>if a[t].x = k then exit;</text:p>
      <text:p text:style-name="P19"><text:s text:c="2"/>if a[t].x &gt; k then begin</text:p>
      <text:p text:style-name="P19"><text:s text:c="4"/>result := exist(a[t].l, k);</text:p>
      <text:p text:style-name="P19"><text:s text:c="4"/>exit;</text:p>
      <text:p text:style-name="P19"><text:s text:c="2"/>end;</text:p>
      <text:p text:style-name="P19"><text:s text:c="2"/>if a[t].x &lt; k then begin</text:p>
      <text:p text:style-name="P19"><text:s text:c="4"/>result := exist(a[t].r, k);</text:p>
      <text:p text:style-name="P19"><text:s text:c="4"/>exit;</text:p>
      <text:p text:style-name="P19"><text:s text:c="2"/>end;</text:p>
      <text:p text:style-name="P19"><text:soft-page-break/>end;</text:p>
      <text:p text:style-name="P19"/>
      <text:p text:style-name="P19">function insert (t, k : integer) : integer;</text:p>
      <text:p text:style-name="P19">var</text:p>
      <text:p text:style-name="P19"><text:s text:c="2"/>p : integer;</text:p>
      <text:p text:style-name="P19"><text:s text:c="2"/>tmp : TPair;</text:p>
      <text:p text:style-name="P19">begin</text:p>
      <text:p text:style-name="P19"><text:s text:c="2"/>result := t;</text:p>
      <text:p text:style-name="P19"><text:s text:c="2"/>if exist(t, k) then exit;</text:p>
      <text:p text:style-name="P19"><text:s text:c="2"/>p := new;</text:p>
      <text:p text:style-name="P19"><text:s text:c="2"/>a[p].x := k;</text:p>
      <text:p text:style-name="P19"><text:s text:c="2"/>a[p].y := random(100000000);</text:p>
      <text:p text:style-name="P19"><text:s text:c="2"/>a[p].l := -1;</text:p>
      <text:p text:style-name="P19"><text:s text:c="2"/>a[p].r := -1;</text:p>
      <text:p text:style-name="P19"><text:s text:c="2"/>tmp := split(t, k);</text:p>
      <text:p text:style-name="P19"><text:s text:c="2"/>tmp.a := merge(tmp.a, p);</text:p>
      <text:p text:style-name="P19"><text:s text:c="2"/>result := merge(tmp.a, tmp.b);</text:p>
      <text:p text:style-name="P19">end;</text:p>
      <text:p text:style-name="P19"/>
      <text:p text:style-name="P19">function delete (t, k : integer): integer;</text:p>
      <text:p text:style-name="P19">begin</text:p>
      <text:p text:style-name="P19"><text:s text:c="2"/>result := -1;</text:p>
      <text:p text:style-name="P19"><text:s text:c="2"/>if t = -1 then exit;</text:p>
      <text:p text:style-name="P19"><text:s text:c="2"/>if a[t].x &lt; k then begin</text:p>
      <text:p text:style-name="P19"><text:s text:c="4"/>a[t].r := Delete(a[t].r, k);</text:p>
      <text:p text:style-name="P19"><text:s text:c="4"/>result := t;</text:p>
      <text:p text:style-name="P19"><text:s text:c="4"/>exit;</text:p>
      <text:p text:style-name="P19"><text:s text:c="2"/>end;</text:p>
      <text:p text:style-name="P19"><text:s text:c="2"/>if a[t].x &gt; k then begin</text:p>
      <text:p text:style-name="P19"><text:s text:c="4"/>a[t].l := delete(a[t].l, k);</text:p>
      <text:p text:style-name="P19"><text:s text:c="4"/>result := t;</text:p>
      <text:p text:style-name="P19"><text:s text:c="4"/>exit;</text:p>
      <text:p text:style-name="P19"><text:s text:c="2"/>end;</text:p>
      <text:p text:style-name="P19"><text:s text:c="2"/>result := merge(a[t].l, a[t].r);</text:p>
      <text:p text:style-name="P19">end;</text:p>
      <text:p text:style-name="P19"/>
      <text:p text:style-name="P19"/>
      <text:p text:style-name="P19"/>
      <text:p text:style-name="P19">procedure exists (t, k: integer);</text:p>
      <text:p text:style-name="P19">begin</text:p>
      <text:p text:style-name="P19"><text:s/>if exist(t, k) then</text:p>
      <text:p text:style-name="P19"><text:s text:c="3"/>writeln('true')</text:p>
      <text:p text:style-name="P19"><text:s/>else</text:p>
      <text:p text:style-name="P19"><text:s text:c="3"/>writeln('false');</text:p>
      <text:p text:style-name="P19">end;</text:p>
      <text:p text:style-name="P19"><text:soft-page-break/></text:p>
      <text:p text:style-name="P19">function next (t, key : integer): TPair;</text:p>
      <text:p text:style-name="P19">var</text:p>
      <text:p text:style-name="P19"><text:s text:c="2"/>tmp : TPair;</text:p>
      <text:p text:style-name="P19"><text:s text:c="2"/>v : integer;</text:p>
      <text:p text:style-name="P19">begin</text:p>
      <text:p text:style-name="P19"><text:s text:c="2"/>tmp := split(t, key + 1);</text:p>
      <text:p text:style-name="P19"><text:s text:c="2"/>v := tmp.b;</text:p>
      <text:p text:style-name="P19"><text:s text:c="2"/>result.b := v;</text:p>
      <text:p text:style-name="P19"><text:s text:c="2"/>result.a := tmp.a;</text:p>
      <text:p text:style-name="P19"><text:s text:c="2"/>if v = -1 then exit;</text:p>
      <text:p text:style-name="P19"><text:s text:c="2"/>while a[v].l &lt;&gt; -1 do</text:p>
      <text:p text:style-name="P19"><text:s text:c="4"/>v := a[v].l;</text:p>
      <text:p text:style-name="P19"><text:s text:c="2"/>tmp.a := merge(tmp.a, tmp.b);</text:p>
      <text:p text:style-name="P19"><text:s text:c="2"/>tmp.b := v;</text:p>
      <text:p text:style-name="P19"><text:s text:c="2"/>result := <text:s/>tmp;</text:p>
      <text:p text:style-name="P19">end;</text:p>
      <text:p text:style-name="P19"/>
      <text:p text:style-name="P19">function prev (t, key : integer) : TPair;</text:p>
      <text:p text:style-name="P19">var</text:p>
      <text:p text:style-name="P19"><text:s text:c="2"/>tmp : TPair;</text:p>
      <text:p text:style-name="P19"><text:s text:c="2"/>v : integer;</text:p>
      <text:p text:style-name="P19">begin</text:p>
      <text:p text:style-name="P19"><text:s text:c="2"/>tmp := split(t, key);</text:p>
      <text:p text:style-name="P19"><text:s text:c="2"/>v := tmp.a;</text:p>
      <text:p text:style-name="P19"><text:s text:c="2"/>result.a := t;</text:p>
      <text:p text:style-name="P19"><text:s text:c="2"/>result.b := v;</text:p>
      <text:p text:style-name="P19"><text:s text:c="2"/>if v = -1 then exit;</text:p>
      <text:p text:style-name="P19"><text:s text:c="2"/>while a[v].r &lt;&gt; -1 do</text:p>
      <text:p text:style-name="P19"><text:s text:c="4"/>v := a[v].r;</text:p>
      <text:p text:style-name="P19"><text:s text:c="2"/>result.a := merge(tmp.a, tmp.b);</text:p>
      <text:p text:style-name="P19"><text:s text:c="2"/>result.b := v;</text:p>
      <text:p text:style-name="P19">end;</text:p>
      <text:p text:style-name="P19"/>
      <text:p text:style-name="P19">function kth (t, key : integer): integer;</text:p>
      <text:p text:style-name="P19">begin</text:p>
      <text:p text:style-name="P19"><text:s text:c="2"/>result := -1;</text:p>
      <text:p text:style-name="P19"><text:s text:c="2"/>if t = -1 then exit;</text:p>
      <text:p text:style-name="P19"><text:s text:c="2"/></text:p>
      <text:p text:style-name="P19"><text:s text:c="2"/>result := -1;</text:p>
      <text:p text:style-name="P19"><text:s text:c="2"/>if cnt(t) &lt; key then exit;</text:p>
      <text:p text:style-name="P19"/>
      <text:p text:style-name="P19"><text:s text:c="2"/>if key &lt;= cnt(a[t].l) then begin</text:p>
      <text:p text:style-name="P19"><text:s text:c="4"/>result := kth(a[t].l, key);</text:p>
      <text:p text:style-name="P19"><text:s text:c="4"/>exit;</text:p>
      <text:p text:style-name="P19"><text:soft-page-break/><text:s text:c="2"/>end;</text:p>
      <text:p text:style-name="P19"/>
      <text:p text:style-name="P19"><text:s text:c="2"/>if key = cnt(a[t].l) + 1 then begin</text:p>
      <text:p text:style-name="P19"><text:s text:c="4"/>result := a[t].x;</text:p>
      <text:p text:style-name="P19"><text:s text:c="4"/>exit;</text:p>
      <text:p text:style-name="P19"><text:s text:c="2"/>end;</text:p>
      <text:p text:style-name="P19"><text:s text:c="2"/></text:p>
      <text:p text:style-name="P19"><text:s text:c="2"/>result := kth(a[t].r, key - cnt(a[t].l) - 1);</text:p>
      <text:p text:style-name="P19">end;</text:p>
      <text:p text:style-name="P19"/>
      <text:p text:style-name="P19"/>
      <text:p text:style-name="P19"/>
      <text:p text:style-name="P19">begin</text:p>
      <text:p text:style-name="P19"><text:s text:c="2"/>reset(input, 'bst2.in');</text:p>
      <text:p text:style-name="P19"><text:s text:c="2"/>rewrite(output, 'bst2.out');</text:p>
      <text:p text:style-name="P19"><text:s text:c="2"/>Randomize;</text:p>
      <text:p text:style-name="P19"><text:s text:c="2"/>fillchar(stack, sizeof(stack), 0);</text:p>
      <text:p text:style-name="P19"><text:s text:c="2"/>fillchar(a, sizeof(a), -1);</text:p>
      <text:p text:style-name="P19"><text:s text:c="2"/>r := 0;</text:p>
      <text:p text:style-name="P19"><text:s text:c="2"/>for i:= num downto 1 do push(i);</text:p>
      <text:p text:style-name="P19"><text:s text:c="2"/>t := -1;</text:p>
      <text:p text:style-name="P19"><text:s text:c="2"/>while not(eof(input)) do begin</text:p>
      <text:p text:style-name="P19"><text:s text:c="4"/>readln(s);</text:p>
      <text:p text:style-name="P19"><text:s text:c="4"/>if s[1] = 'i' then begin</text:p>
      <text:p text:style-name="P19"><text:s text:c="6"/>n := strtoint(copy(s, 8, 10));</text:p>
      <text:p text:style-name="P19"><text:s text:c="6"/>t := insert(t, n);</text:p>
      <text:p text:style-name="P19"><text:s text:c="4"/>end;</text:p>
      <text:p text:style-name="P19"><text:s text:c="4"/>if s[1] = 'e' then begin</text:p>
      <text:p text:style-name="P19"><text:s text:c="6"/>n := strtoint(copy(s, 8, 10));</text:p>
      <text:p text:style-name="P19"><text:s text:c="6"/>exists(t, n);</text:p>
      <text:p text:style-name="P19"><text:s text:c="4"/>end;</text:p>
      <text:p text:style-name="P19"><text:s text:c="4"/>if s[1] = 'd' then begin</text:p>
      <text:p text:style-name="P19"><text:s text:c="6"/>n := strtoint(copy(s, 8, 10));</text:p>
      <text:p text:style-name="P19"><text:s text:c="6"/>t := delete(t, n);</text:p>
      <text:p text:style-name="P19"><text:s text:c="4"/>end;</text:p>
      <text:p text:style-name="P19"><text:s text:c="4"/>if s[1] = 'n' then begin</text:p>
      <text:p text:style-name="P19"><text:s text:c="6"/>n := strtoint(copy(s, 6, 10));</text:p>
      <text:p text:style-name="P19"><text:s text:c="6"/>tmp := next(t, n);</text:p>
      <text:p text:style-name="P19"><text:s text:c="6"/>t := tmp.a;</text:p>
      <text:p text:style-name="P19"><text:s text:c="6"/>if <text:s/>tmp.b = -1 then</text:p>
      <text:p text:style-name="P19"><text:s text:c="8"/>writeln('none')</text:p>
      <text:p text:style-name="P19"><text:s text:c="6"/>else</text:p>
      <text:p text:style-name="P19"><text:s text:c="8"/>writeln(a[tmp.b].x);</text:p>
      <text:p text:style-name="P19"><text:s text:c="4"/>end;</text:p>
      <text:p text:style-name="P19"><text:s text:c="4"/>if s[1] = 'p' then begin</text:p>
      <text:p text:style-name="P19"><text:soft-page-break/><text:s text:c="6"/>n := strtoint(copy(s, 6, 10));</text:p>
      <text:p text:style-name="P19"><text:s text:c="6"/>tmp := prev(t, n);</text:p>
      <text:p text:style-name="P19"><text:s text:c="6"/>t := tmp.a;</text:p>
      <text:p text:style-name="P19"><text:s text:c="6"/>if <text:s/>tmp.b = -1 then</text:p>
      <text:p text:style-name="P19"><text:s text:c="8"/>writeln('none')</text:p>
      <text:p text:style-name="P19"><text:s text:c="6"/>else</text:p>
      <text:p text:style-name="P19"><text:s text:c="8"/>writeln(a[tmp.b].x);</text:p>
      <text:p text:style-name="P19"><text:s text:c="4"/>end;</text:p>
      <text:p text:style-name="P19"><text:s text:c="4"/>if s[1] = 'k' then begin</text:p>
      <text:p text:style-name="P19"><text:s text:c="6"/>n := strtoint(copy(s, 5, 10));</text:p>
      <text:p text:style-name="P19"><text:s text:c="6"/>q := kth(t, n);</text:p>
      <text:p text:style-name="P19"><text:s text:c="6"/>if <text:s/>q = -1 then</text:p>
      <text:p text:style-name="P19"><text:s text:c="8"/>writeln('none')</text:p>
      <text:p text:style-name="P19"><text:s text:c="6"/>else</text:p>
      <text:p text:style-name="P19"><text:s text:c="8"/>writeln(q);</text:p>
      <text:p text:style-name="P19"><text:s text:c="4"/>end;</text:p>
      <text:p text:style-name="P19"><text:s text:c="2"/>end;</text:p>
      <text:p text:style-name="P19"><text:s text:c="2"/>close(input);</text:p>
      <text:p text:style-name="P19"><text:s text:c="2"/>close(output);</text:p>
      <text:p text:style-name="P19">end.</text:p>
      <text:p text:style-name="P29"><text:bookmark text:name="h.kw42j5k95h9e6"/></text:p>
      <text:p text:style-name="P27"><text:bookmark text:name="h.kw42j5k95h9e7"/>Задача 5.</text:p>
      <text:p text:style-name="P32"><text:bookmark text:name="h.kw42j5k95h9e8"/>Условие:</text:p>
      <text:p text:style-name="P1"><text:tab/>Дано N солдат, пронумерованных от 1 до N. Капрал любит давать приказы вида «Вперед с i по j», солтады стоящие на данном промежутке должны сохраняя порадок переместиться в начало шеренги. Дан список команд, необходимо вычислить конечное положение солдат.</text:p>
      <text:p text:style-name="P32"><text:bookmark text:name="h.kw42j5k95h9e9"/>Метод решения:</text:p>
      <text:p text:style-name="P1"><text:tab/>Построим декартово дерево. Для каждой команды будет разрезать его на три дерева и сливать их в одно в нужном порядке.</text:p>
      <text:p text:style-name="P1"><text:tab/>Сложность выполнения одной команды O(logN).</text:p>
      <text:p text:style-name="P32"><text:bookmark text:name="h.kw42j5k95h9e10"/>Листинг:</text:p>
      <text:p text:style-name="P12">program c01;</text:p>
      <text:p text:style-name="P12"/>
      <text:p text:style-name="P12">{$APPTYPE CONSOLE}</text:p>
      <text:p text:style-name="P12"/>
      <text:p text:style-name="P12">uses</text:p>
      <text:p text:style-name="P12"><text:s text:c="2"/>SysUtils;</text:p>
      <text:p text:style-name="P12"/>
      <text:p text:style-name="P12">const</text:p>
      <text:p text:style-name="P12"><text:s text:c="2"/>num = 100000;</text:p>
      <text:p text:style-name="P12"/>
      <text:p text:style-name="P12">type</text:p>
      <text:p text:style-name="P12"><text:s text:c="2"/>TElem = record</text:p>
      <text:p text:style-name="P12"><text:s text:c="4"/>x, y : integer;</text:p>
      <text:p text:style-name="P12"><text:soft-page-break/><text:s text:c="4"/>l, r : integer;</text:p>
      <text:p text:style-name="P12"><text:s text:c="2"/>end;</text:p>
      <text:p text:style-name="P12"><text:s text:c="2"/>TPair = record</text:p>
      <text:p text:style-name="P12"><text:s text:c="4"/>a, b : integer;</text:p>
      <text:p text:style-name="P12"><text:s text:c="2"/>end;</text:p>
      <text:p text:style-name="P12"/>
      <text:p text:style-name="P12">var</text:p>
      <text:p text:style-name="P12"><text:s text:c="2"/>used : array [0..num] of boolean;</text:p>
      <text:p text:style-name="P12"><text:s text:c="2"/>stack, sz : array [0..num] of integer;</text:p>
      <text:p text:style-name="P12"><text:s text:c="2"/>r, t, i, n, q, m, aa, b : integer;</text:p>
      <text:p text:style-name="P12"><text:s text:c="2"/>a : array [1..num] of TElem;</text:p>
      <text:p text:style-name="P12"><text:s text:c="2"/>s : string;</text:p>
      <text:p text:style-name="P12"><text:s text:c="2"/>tmp : TPair;</text:p>
      <text:p text:style-name="P12"/>
      <text:p text:style-name="P12">function cnt(t : integer): integer;</text:p>
      <text:p text:style-name="P12">begin</text:p>
      <text:p text:style-name="P12"><text:s/>result := 0;</text:p>
      <text:p text:style-name="P12"><text:s/>if t = -1 then exit;</text:p>
      <text:p text:style-name="P12"><text:s/>result := sz[t];</text:p>
      <text:p text:style-name="P12">end;</text:p>
      <text:p text:style-name="P12"/>
      <text:p text:style-name="P12">procedure update(t : integer);</text:p>
      <text:p text:style-name="P12">begin</text:p>
      <text:p text:style-name="P12"><text:s/>if t = -1 then exit;</text:p>
      <text:p text:style-name="P12"><text:s/>sz[t] := cnt(a[t].l) + cnt(a[t].r) + 1;</text:p>
      <text:p text:style-name="P12">end;</text:p>
      <text:p text:style-name="P12"/>
      <text:p text:style-name="P12">procedure push(a : integer);</text:p>
      <text:p text:style-name="P12">begin</text:p>
      <text:p text:style-name="P12"><text:s text:c="2"/>inc(r);</text:p>
      <text:p text:style-name="P12"><text:s text:c="2"/>stack[r] := a;</text:p>
      <text:p text:style-name="P12">end;</text:p>
      <text:p text:style-name="P12"/>
      <text:p text:style-name="P12">function new : integer;</text:p>
      <text:p text:style-name="P12">begin</text:p>
      <text:p text:style-name="P12"><text:s text:c="2"/>result := stack[r];</text:p>
      <text:p text:style-name="P12"><text:s text:c="2"/>dec(r);</text:p>
      <text:p text:style-name="P12">end;</text:p>
      <text:p text:style-name="P12"/>
      <text:p text:style-name="P12">function merge (t1, t2 : integer) : integer;</text:p>
      <text:p text:style-name="P12">begin</text:p>
      <text:p text:style-name="P12"><text:s text:c="2"/>result := t2;</text:p>
      <text:p text:style-name="P12"><text:s text:c="2"/>if t1 = -1 then exit;</text:p>
      <text:p text:style-name="P12"><text:s text:c="2"/>result := t1;</text:p>
      <text:p text:style-name="P12"><text:s text:c="2"/>if t2 = -1 then exit;</text:p>
      <text:p text:style-name="P12"><text:s text:c="2"/>if (a[t1].y &gt; a[t2].y) then begin</text:p>
      <text:p text:style-name="P12"><text:soft-page-break/><text:s text:c="4"/>a[t1].r := merge(a[t1].r, t2);</text:p>
      <text:p text:style-name="P12"><text:s text:c="4"/>update(t1);</text:p>
      <text:p text:style-name="P12"><text:s text:c="4"/>result := t1;</text:p>
      <text:p text:style-name="P12"><text:s text:c="2"/>end</text:p>
      <text:p text:style-name="P12"><text:s text:c="2"/>else begin</text:p>
      <text:p text:style-name="P12"><text:s text:c="4"/>a[t2].l := merge(t1, a[t2].l);</text:p>
      <text:p text:style-name="P12"><text:s text:c="4"/>update(t2);</text:p>
      <text:p text:style-name="P12"><text:s text:c="4"/>result := t2;</text:p>
      <text:p text:style-name="P12"><text:s text:c="2"/>end</text:p>
      <text:p text:style-name="P12">end;</text:p>
      <text:p text:style-name="P12"/>
      <text:p text:style-name="P12">function split (t, k : integer): TPair;</text:p>
      <text:p text:style-name="P12">var</text:p>
      <text:p text:style-name="P12"><text:s text:c="2"/>tmp : TPair;</text:p>
      <text:p text:style-name="P12">begin</text:p>
      <text:p text:style-name="P12"><text:s text:c="2"/>result.a := -1;</text:p>
      <text:p text:style-name="P12"><text:s text:c="2"/>result.b := -1;</text:p>
      <text:p text:style-name="P12"><text:s text:c="2"/>if t = -1 then exit;</text:p>
      <text:p text:style-name="P12"><text:s text:c="2"/>if k &gt; cnt(a[t].l) then begin</text:p>
      <text:p text:style-name="P12"><text:s text:c="4"/>tmp := split(a[t].r, k - cnt(a[t].l) - 1);</text:p>
      <text:p text:style-name="P12"><text:s text:c="4"/>a[t].r := tmp.a;</text:p>
      <text:p text:style-name="P12"><text:s text:c="4"/>update(t);</text:p>
      <text:p text:style-name="P12"><text:s text:c="4"/>update(tmp.b);</text:p>
      <text:p text:style-name="P12"><text:s text:c="4"/>result.a := t;</text:p>
      <text:p text:style-name="P12"><text:s text:c="4"/>result.b := tmp.b;</text:p>
      <text:p text:style-name="P12"><text:s text:c="2"/>end</text:p>
      <text:p text:style-name="P12"><text:s text:c="2"/>else begin</text:p>
      <text:p text:style-name="P12"><text:s text:c="4"/>tmp := split(a[t].l, k);</text:p>
      <text:p text:style-name="P12"><text:s text:c="4"/>a[t].l := tmp.b;</text:p>
      <text:p text:style-name="P12"><text:s text:c="4"/>update(tmp.a);</text:p>
      <text:p text:style-name="P12"><text:s text:c="4"/>update(t);</text:p>
      <text:p text:style-name="P12"><text:s text:c="4"/>result.a := tmp.a;</text:p>
      <text:p text:style-name="P12"><text:s text:c="4"/>result.b := t;</text:p>
      <text:p text:style-name="P12"><text:s text:c="2"/>end;</text:p>
      <text:p text:style-name="P12">end;</text:p>
      <text:p text:style-name="P12"/>
      <text:p text:style-name="P12">function exist (t, k: integer) : boolean;</text:p>
      <text:p text:style-name="P12">begin</text:p>
      <text:p text:style-name="P12"><text:s text:c="2"/>result := false;</text:p>
      <text:p text:style-name="P12"><text:s text:c="2"/>if t = -1 then exit;</text:p>
      <text:p text:style-name="P12"><text:s text:c="2"/>result := true;</text:p>
      <text:p text:style-name="P12"><text:s text:c="2"/>if a[t].x = k then exit;</text:p>
      <text:p text:style-name="P12"><text:s text:c="2"/>if a[t].x &gt; k then begin</text:p>
      <text:p text:style-name="P12"><text:s text:c="4"/>result := exist(a[t].l, k);</text:p>
      <text:p text:style-name="P12"><text:s text:c="4"/>exit;</text:p>
      <text:p text:style-name="P12"><text:s text:c="2"/>end;</text:p>
      <text:p text:style-name="P12"><text:soft-page-break/><text:s text:c="2"/>if a[t].x &lt; k then begin</text:p>
      <text:p text:style-name="P12"><text:s text:c="4"/>result := exist(a[t].r, k);</text:p>
      <text:p text:style-name="P12"><text:s text:c="4"/>exit;</text:p>
      <text:p text:style-name="P12"><text:s text:c="2"/>end;</text:p>
      <text:p text:style-name="P12">end;</text:p>
      <text:p text:style-name="P12"/>
      <text:p text:style-name="P12">function insert (t, k : integer) : integer;</text:p>
      <text:p text:style-name="P12">var</text:p>
      <text:p text:style-name="P12"><text:s text:c="2"/>p : integer;</text:p>
      <text:p text:style-name="P12"><text:s text:c="2"/>tmp : TPair;</text:p>
      <text:p text:style-name="P12">begin</text:p>
      <text:p text:style-name="P12"><text:s text:c="2"/>result := t;</text:p>
      <text:p text:style-name="P12"><text:s text:c="2"/>if exist(t, k) then exit;</text:p>
      <text:p text:style-name="P12"><text:s text:c="2"/>p := new;</text:p>
      <text:p text:style-name="P12"><text:s text:c="2"/>a[p].x := k;</text:p>
      <text:p text:style-name="P12"><text:s text:c="2"/>a[p].y := random(100000000);</text:p>
      <text:p text:style-name="P12"><text:s text:c="2"/>a[p].l := -1;</text:p>
      <text:p text:style-name="P12"><text:s text:c="2"/>a[p].r := -1;</text:p>
      <text:p text:style-name="P12"><text:s text:c="2"/>tmp := split(t, k);</text:p>
      <text:p text:style-name="P12"><text:s text:c="2"/>tmp.a := merge(tmp.a, p);</text:p>
      <text:p text:style-name="P12"><text:s text:c="2"/>result := merge(tmp.a, tmp.b);</text:p>
      <text:p text:style-name="P12">end;</text:p>
      <text:p text:style-name="P12"/>
      <text:p text:style-name="P12">function delete (t, k : integer): integer;</text:p>
      <text:p text:style-name="P12">begin</text:p>
      <text:p text:style-name="P12"><text:s text:c="2"/>result := -1;</text:p>
      <text:p text:style-name="P12"><text:s text:c="2"/>if t = -1 then exit;</text:p>
      <text:p text:style-name="P12"><text:s text:c="2"/>if a[t].x &lt; k then begin</text:p>
      <text:p text:style-name="P12"><text:s text:c="4"/>a[t].r := Delete(a[t].r, k);</text:p>
      <text:p text:style-name="P12"><text:s text:c="4"/>result := t;</text:p>
      <text:p text:style-name="P12"><text:s text:c="4"/>exit;</text:p>
      <text:p text:style-name="P12"><text:s text:c="2"/>end;</text:p>
      <text:p text:style-name="P12"><text:s text:c="2"/>if a[t].x &gt; k then begin</text:p>
      <text:p text:style-name="P12"><text:s text:c="4"/>a[t].l := delete(a[t].l, k);</text:p>
      <text:p text:style-name="P12"><text:s text:c="4"/>result := t;</text:p>
      <text:p text:style-name="P12"><text:s text:c="4"/>exit;</text:p>
      <text:p text:style-name="P12"><text:s text:c="2"/>end;</text:p>
      <text:p text:style-name="P12"><text:s text:c="2"/>result := merge(a[t].l, a[t].r);</text:p>
      <text:p text:style-name="P12">end;</text:p>
      <text:p text:style-name="P12"/>
      <text:p text:style-name="P12"/>
      <text:p text:style-name="P12"/>
      <text:p text:style-name="P12">procedure exists (t, k: integer);</text:p>
      <text:p text:style-name="P12">begin</text:p>
      <text:p text:style-name="P12"><text:s/>if exist(t, k) then</text:p>
      <text:p text:style-name="P12"><text:s text:c="3"/>writeln('true')</text:p>
      <text:p text:style-name="P12"><text:soft-page-break/><text:s/>else</text:p>
      <text:p text:style-name="P12"><text:s text:c="3"/>writeln('false');</text:p>
      <text:p text:style-name="P12">end;</text:p>
      <text:p text:style-name="P12"/>
      <text:p text:style-name="P12">function next (t, key : integer): TPair;</text:p>
      <text:p text:style-name="P12">var</text:p>
      <text:p text:style-name="P12"><text:s text:c="2"/>tmp : TPair;</text:p>
      <text:p text:style-name="P12"><text:s text:c="2"/>v : integer;</text:p>
      <text:p text:style-name="P12">begin</text:p>
      <text:p text:style-name="P12"><text:s text:c="2"/>tmp := split(t, key + 1);</text:p>
      <text:p text:style-name="P12"><text:s text:c="2"/>v := tmp.b;</text:p>
      <text:p text:style-name="P12"><text:s text:c="2"/>result.b := v;</text:p>
      <text:p text:style-name="P12"><text:s text:c="2"/>result.a := tmp.a;</text:p>
      <text:p text:style-name="P12"><text:s text:c="2"/>if v = -1 then exit;</text:p>
      <text:p text:style-name="P12"><text:s text:c="2"/>while a[v].l &lt;&gt; -1 do</text:p>
      <text:p text:style-name="P12"><text:s text:c="4"/>v := a[v].l;</text:p>
      <text:p text:style-name="P12"><text:s text:c="2"/>tmp.a := merge(tmp.a, tmp.b);</text:p>
      <text:p text:style-name="P12"><text:s text:c="2"/>tmp.b := v;</text:p>
      <text:p text:style-name="P12"><text:s text:c="2"/>result := <text:s/>tmp;</text:p>
      <text:p text:style-name="P12">end;</text:p>
      <text:p text:style-name="P12"/>
      <text:p text:style-name="P12">function prev (t, key : integer) : TPair;</text:p>
      <text:p text:style-name="P12">var</text:p>
      <text:p text:style-name="P12"><text:s text:c="2"/>tmp : TPair;</text:p>
      <text:p text:style-name="P12"><text:s text:c="2"/>v : integer;</text:p>
      <text:p text:style-name="P12">begin</text:p>
      <text:p text:style-name="P12"><text:s text:c="2"/>tmp := split(t, key);</text:p>
      <text:p text:style-name="P12"><text:s text:c="2"/>v := tmp.a;</text:p>
      <text:p text:style-name="P12"><text:s text:c="2"/>result.a := t;</text:p>
      <text:p text:style-name="P12"><text:s text:c="2"/>result.b := v;</text:p>
      <text:p text:style-name="P12"><text:s text:c="2"/>if v = -1 then exit;</text:p>
      <text:p text:style-name="P12"><text:s text:c="2"/>while a[v].r &lt;&gt; -1 do</text:p>
      <text:p text:style-name="P12"><text:s text:c="4"/>v := a[v].r;</text:p>
      <text:p text:style-name="P12"><text:s text:c="2"/>result.a := merge(tmp.a, tmp.b);</text:p>
      <text:p text:style-name="P12"><text:s text:c="2"/>result.b := v;</text:p>
      <text:p text:style-name="P12">end;</text:p>
      <text:p text:style-name="P12"/>
      <text:p text:style-name="P12">function kth (t, key : integer): integer;</text:p>
      <text:p text:style-name="P12">begin</text:p>
      <text:p text:style-name="P12"><text:s text:c="2"/>result := -1;</text:p>
      <text:p text:style-name="P12"><text:s text:c="2"/>if t = -1 then exit;</text:p>
      <text:p text:style-name="P12"><text:s text:c="2"/></text:p>
      <text:p text:style-name="P12"><text:s text:c="2"/>result := -1;</text:p>
      <text:p text:style-name="P12"><text:s text:c="2"/>if cnt(t) &lt; key then exit;</text:p>
      <text:p text:style-name="P12"/>
      <text:p text:style-name="P12"><text:s text:c="2"/>if key &lt;= cnt(a[t].l) then begin</text:p>
      <text:p text:style-name="P12"><text:soft-page-break/><text:s text:c="4"/>result := kth(a[t].l, key);</text:p>
      <text:p text:style-name="P12"><text:s text:c="4"/>exit;</text:p>
      <text:p text:style-name="P12"><text:s text:c="2"/>end;</text:p>
      <text:p text:style-name="P12"/>
      <text:p text:style-name="P12"><text:s text:c="2"/>if key = cnt(a[t].l) + 1 then begin</text:p>
      <text:p text:style-name="P12"><text:s text:c="4"/>result := a[t].x;</text:p>
      <text:p text:style-name="P12"><text:s text:c="4"/>exit;</text:p>
      <text:p text:style-name="P12"><text:s text:c="2"/>end;</text:p>
      <text:p text:style-name="P12"><text:s text:c="2"/></text:p>
      <text:p text:style-name="P12"><text:s text:c="2"/>result := kth(a[t].r, key - cnt(a[t].l) - 1);</text:p>
      <text:p text:style-name="P12">end;</text:p>
      <text:p text:style-name="P12"/>
      <text:p text:style-name="P12">procedure outputt(t, v: integer);</text:p>
      <text:p text:style-name="P12">begin</text:p>
      <text:p text:style-name="P12"><text:s/>if v = -1 then exit;</text:p>
      <text:p text:style-name="P12"><text:s/>if used[v] then begin</text:p>
      <text:p text:style-name="P12"><text:s text:c="3"/>used[v] := false;</text:p>
      <text:p text:style-name="P12"><text:s text:c="3"/>outputt(t, a[v].l);</text:p>
      <text:p text:style-name="P12"><text:s/>end;</text:p>
      <text:p text:style-name="P12"><text:s/>if not(used[v]) then begin</text:p>
      <text:p text:style-name="P12"><text:s text:c="3"/>write(v, ' ');</text:p>
      <text:p text:style-name="P12"><text:s text:c="3"/>outputt(t, a[v].r);</text:p>
      <text:p text:style-name="P12"><text:s/>end;</text:p>
      <text:p text:style-name="P12">end;</text:p>
      <text:p text:style-name="P12"/>
      <text:p text:style-name="P12">function move(var t, l, r : integer): integer;</text:p>
      <text:p text:style-name="P12">var</text:p>
      <text:p text:style-name="P12"><text:s text:c="2"/>a, b : TPair;</text:p>
      <text:p text:style-name="P12">begin</text:p>
      <text:p text:style-name="P12"><text:s text:c="2"/>a := split(t, r);</text:p>
      <text:p text:style-name="P12"><text:s text:c="2"/>b := split(a.a, l - 1);</text:p>
      <text:p text:style-name="P12"><text:s text:c="2"/>t := merge(b.a, a.b);</text:p>
      <text:p text:style-name="P12"><text:s text:c="2"/>t := merge(b.b, t);</text:p>
      <text:p text:style-name="P12"><text:s text:c="2"/>result := t;</text:p>
      <text:p text:style-name="P12">end;</text:p>
      <text:p text:style-name="P12"/>
      <text:p text:style-name="P12">begin</text:p>
      <text:p text:style-name="P12"><text:s text:c="2"/>reset(input, 'movetofront.in');</text:p>
      <text:p text:style-name="P12"><text:s text:c="2"/>rewrite(output, 'movetofront.out');</text:p>
      <text:p text:style-name="P12"><text:s text:c="2"/>Randomize;</text:p>
      <text:p text:style-name="P12"><text:s text:c="2"/>fillchar(stack, sizeof(stack), 0);</text:p>
      <text:p text:style-name="P12"><text:s text:c="2"/>fillchar(a, sizeof(a), -1);</text:p>
      <text:p text:style-name="P12"><text:s text:c="2"/>fillchar(used, sizeof(used), True);</text:p>
      <text:p text:style-name="P12"><text:s text:c="2"/>read(n, m);</text:p>
      <text:p text:style-name="P12"><text:s text:c="2"/>r := 0;</text:p>
      <text:p text:style-name="P12"><text:s text:c="2"/>for i:= num downto 1 do push(i);</text:p>
      <text:p text:style-name="P12"><text:soft-page-break/><text:s text:c="2"/>t := -1;</text:p>
      <text:p text:style-name="P12"><text:s text:c="2"/>for i := 1 to n do</text:p>
      <text:p text:style-name="P12"><text:s text:c="4"/>t := insert(t, i);</text:p>
      <text:p text:style-name="P12"><text:s text:c="2"/>for i:=1 to m do begin</text:p>
      <text:p text:style-name="P12"><text:s text:c="4"/>read(aa, b);</text:p>
      <text:p text:style-name="P12"><text:s text:c="4"/>t := move(t, aa, b);</text:p>
      <text:p text:style-name="P12"><text:s text:c="2"/>end;</text:p>
      <text:p text:style-name="P12"><text:s text:c="2"/>outputt(t, t);</text:p>
      <text:p text:style-name="P12"><text:s text:c="2"/>close(input);</text:p>
      <text:p text:style-name="P12"><text:s text:c="2"/>close(output);</text:p>
      <text:p text:style-name="P12">end.</text:p>
      <text:p text:style-name="P27">Задача <text:span text:style-name="T5">6</text:span>.</text:p>
      <text:p text:style-name="P32"><text:bookmark text:name="h.kw42j5k95h9e81"/>Условие: </text:p>
      <text:p text:style-name="P1"><text:tab/><text:span text:style-name="T5">Необходимо посчитать количество чисел сумма цифр на интервале [l, r] которых кратна k.</text:span></text:p>
      <text:p text:style-name="P32"><text:bookmark text:name="h.kw42j5k95h9e91"/>Метод решения:</text:p>
      <text:p text:style-name="P3"><text:tab/><text:span text:style-name="T5">Будем считать количество чисел кратных k и меньших чем n, с помощью квадратной динамики по длине числа и текущему остатку от деления на k. Что бы получить ответ посчитаем для левой и правой границы и вычтем одно из другого. </text:span></text:p>
      <text:p text:style-name="P32"><text:bookmark text:name="h.kw42j5k95h9e101"/>Листинг:</text:p>
      <text:p text:style-name="P14">inp = open('coolnumbers.in', 'r').read().split('\n')</text:p>
      <text:p text:style-name="P14">incount = 0</text:p>
      <text:p text:style-name="P14">out = open('coolnumbers.out', 'w')</text:p>
      <text:p text:style-name="P14"/>
      <text:p text:style-name="P14">def input ():</text:p>
      <text:p text:style-name="P14"><text:s text:c="4"/>global incount</text:p>
      <text:p text:style-name="P14"><text:s text:c="4"/>incount += 1</text:p>
      <text:p text:style-name="P14"><text:s text:c="4"/>return inp[incount - 1]</text:p>
      <text:p text:style-name="P14"/>
      <text:p text:style-name="P14"/>
      <text:p text:style-name="P14">l, r, k = input().split()</text:p>
      <text:p text:style-name="P14">k = int(k)</text:p>
      <text:p text:style-name="P14"/>
      <text:p text:style-name="P14">def sum (n, flag):</text:p>
      <text:p text:style-name="P14"><text:s text:c="4"/>d = [[[0 for i in range(2)] for j in range(k)] for q in range(len(n) + 1)]</text:p>
      <text:p text:style-name="P14"><text:s text:c="4"/>for i in range(int(n[0])):</text:p>
      <text:p text:style-name="P14"><text:s text:c="8"/>d[1][i % k][1] += 1</text:p>
      <text:p text:style-name="P14"><text:s text:c="4"/>d[1][int(n[0]) % k][0] += 1</text:p>
      <text:p text:style-name="P14"><text:s text:c="4"/>for l in range(len(n)):</text:p>
      <text:p text:style-name="P14"><text:s text:c="8"/>for r in range(k):</text:p>
      <text:p text:style-name="P14"><text:s text:c="12"/>for i in range(10):</text:p>
      <text:p text:style-name="P14"><text:s text:c="16"/>d[l + 1][(i + r) % k][1] += d[l][r % k][1]</text:p>
      <text:p text:style-name="P14"><text:s text:c="12"/>for i in range(int(n[l])):</text:p>
      <text:p text:style-name="P14"><text:s text:c="16"/>d[l + 1][(i + r) % k][1] += d[l][r % k][0]</text:p>
      <text:p text:style-name="P14"><text:s text:c="12"/>d[l + 1][(int(n[l]) + r) % k][0] += d[l][r % k][0]</text:p>
      <text:p text:style-name="P14"><text:soft-page-break/><text:s text:c="4"/>if flag:</text:p>
      <text:p text:style-name="P14"><text:s text:c="8"/>return d[len(n)][0][1] + d[len(n)][0][0]</text:p>
      <text:p text:style-name="P14"><text:s text:c="4"/>else:</text:p>
      <text:p text:style-name="P14"><text:s text:c="8"/>return d[len(n)][0][1]</text:p>
      <text:p text:style-name="P14"/>
      <text:p text:style-name="P14">out.write(str((sum(r, True) - sum(l, False))))</text:p>
      <text:p text:style-name="P4"><text:s text:c="4"/></text:p>
      <text:p text:style-name="P4"><text:s text:c="12"/></text:p>
      <text:p text:style-name="P27">Задача <text:span text:style-name="T5">7</text:span>.</text:p>
      <text:p text:style-name="P32"><text:bookmark text:name="h.kw42j5k95h9e82"/>Условие:</text:p>
      <text:p text:style-name="P1"><text:tab/><text:span text:style-name="T6">Найти пересечение двух отрезков, заданных координатами концов. Концы одного отрезка могут совпадать.</text:span></text:p>
      <text:p text:style-name="P32"><text:bookmark text:name="h.kw42j5k95h9e92"/>Метод решения:</text:p>
      <text:p text:style-name="P1"><text:tab/><text:span text:style-name="T6">Сначала проверим случай совпадения концов каждого из двуз отрезков, для этого достаточно проверить сонаправленность 2 векторов, опущенных из двух концов второго отрезка на второй отрезок, являющийся точкой, а так же проверить неравенство треугольника. </text:span></text:p>
      <text:p text:style-name="P1"><text:tab/><text:span text:style-name="T6">В случае несовпадения концов отрезков, пересечем две прямые включающие в себя отрезки, и проверим точку пересечения, если она есть, на принадлежность каждому отрезку.</text:span></text:p>
      <text:p text:style-name="P32"><text:bookmark text:name="h.kw42j5k95h9e102"/>Листинг:</text:p>
      <text:p text:style-name="P15">import math</text:p>
      <text:p text:style-name="P15"/>
      <text:p text:style-name="P15">Eps = 0.1 ** 6</text:p>
      <text:p text:style-name="P15"/>
      <text:p text:style-name="P15">inp = open('segments.in', 'r').read().split('\n')</text:p>
      <text:p text:style-name="P15">incount = 0</text:p>
      <text:p text:style-name="P15">out = open('segments.out', 'w')</text:p>
      <text:p text:style-name="P15"/>
      <text:p text:style-name="P15">def input ():</text:p>
      <text:p text:style-name="P15"><text:s text:c="4"/>global incount</text:p>
      <text:p text:style-name="P15"><text:s text:c="4"/>incount += 1</text:p>
      <text:p text:style-name="P15"><text:s text:c="4"/>return inp[incount - 1]</text:p>
      <text:p text:style-name="P15"/>
      <text:p text:style-name="P15">def print(t):</text:p>
      <text:p text:style-name="P15"><text:s text:c="4"/>out.write(t)</text:p>
      <text:p text:style-name="P15"/>
      <text:p text:style-name="P15"/>
      <text:p text:style-name="P15">class Vector (): <text:s text:c="3"/></text:p>
      <text:p text:style-name="P15"><text:s text:c="4"/>def __init__ (self, x = 0, y = 0):</text:p>
      <text:p text:style-name="P15"><text:s text:c="8"/>self.x = x</text:p>
      <text:p text:style-name="P15"><text:s text:c="8"/>self.y = y</text:p>
      <text:p text:style-name="P15"><text:s text:c="8"/></text:p>
      <text:p text:style-name="P15"><text:s text:c="8"/></text:p>
      <text:p text:style-name="P15"><text:s text:c="4"/>def length (self):</text:p>
      <text:p text:style-name="P15"><text:soft-page-break/><text:s text:c="8"/>return math.sqrt(self.x ** 2 + self.y ** 2) <text:s text:c="7"/></text:p>
      <text:p text:style-name="P15"/>
      <text:p text:style-name="P15"><text:s text:c="4"/>def normalize (self):</text:p>
      <text:p text:style-name="P15"><text:s text:c="8"/>if self.length() == 0:</text:p>
      <text:p text:style-name="P15"><text:s text:c="12"/>return </text:p>
      <text:p text:style-name="P15"><text:s text:c="8"/>self.x, self.y = self.x / self.length(), self.y / self.length()</text:p>
      <text:p text:style-name="P15"><text:s text:c="8"/></text:p>
      <text:p text:style-name="P15"><text:s text:c="4"/>def turn (self, s, c):</text:p>
      <text:p text:style-name="P15"><text:s text:c="8"/>x = self.x</text:p>
      <text:p text:style-name="P15"><text:s text:c="8"/>y = self.y <text:s text:c="7"/></text:p>
      <text:p text:style-name="P15"><text:s text:c="8"/>self.x, self.y = x * c - y * s, x * s + y * c</text:p>
      <text:p text:style-name="P15"><text:s text:c="8"/></text:p>
      <text:p text:style-name="P15"><text:s text:c="4"/>def turn_angle (self, a):</text:p>
      <text:p text:style-name="P15"><text:s text:c="8"/>s = sin(a)</text:p>
      <text:p text:style-name="P15"><text:s text:c="8"/>c = cos(a)</text:p>
      <text:p text:style-name="P15"><text:s text:c="8"/>self.turn(s, c)</text:p>
      <text:p text:style-name="P15"><text:s text:c="8"/></text:p>
      <text:p text:style-name="P15"><text:s text:c="4"/>def turn_sin (self, s):</text:p>
      <text:p text:style-name="P15"><text:s text:c="8"/>c = math.sqrt(1 - s ** 2)</text:p>
      <text:p text:style-name="P15"><text:s text:c="8"/>self.turn(s, c)</text:p>
      <text:p text:style-name="P15"><text:s text:c="8"/></text:p>
      <text:p text:style-name="P15"><text:s text:c="4"/>def turn_cos (self, c):</text:p>
      <text:p text:style-name="P15"><text:s text:c="8"/>s = math.sqrt(1 - c ** 2)</text:p>
      <text:p text:style-name="P15"><text:s text:c="8"/>self.turn(s, c) <text:s text:c="3"/></text:p>
      <text:p text:style-name="P15"><text:s text:c="4"/></text:p>
      <text:p text:style-name="P15"><text:s text:c="4"/>def __str__ (self):</text:p>
      <text:p text:style-name="P15"><text:s text:c="8"/>return str(self.x) + ' ' + str(self.y)</text:p>
      <text:p text:style-name="P15"/>
      <text:p text:style-name="P15"><text:s text:c="4"/>def __mul__ (a, b): <text:s text:c="7"/></text:p>
      <text:p text:style-name="P15"><text:s text:c="8"/>if type(b) == float or type(b) == int:</text:p>
      <text:p text:style-name="P15"><text:s text:c="12"/>return Vector(a.x * b, a.y * b)</text:p>
      <text:p text:style-name="P15"><text:s text:c="8"/>return a.x * b.y - a.y * b.x</text:p>
      <text:p text:style-name="P15"/>
      <text:p text:style-name="P15"><text:s text:c="4"/>def __add__ (a, b):</text:p>
      <text:p text:style-name="P15"><text:s text:c="8"/>return Vector(a.x + b.x, a.y + b.y)</text:p>
      <text:p text:style-name="P15"/>
      <text:p text:style-name="P15"><text:s text:c="4"/>def __xor__ (a, b):</text:p>
      <text:p text:style-name="P15"><text:s text:c="8"/>return a.x * b.x - a.y * b.y</text:p>
      <text:p text:style-name="P15"><text:s text:c="4"/></text:p>
      <text:p text:style-name="P15"><text:s text:c="4"/>def __eq__ (a, b):</text:p>
      <text:p text:style-name="P15"><text:s text:c="8"/>return Eq(a.x, b.x) and Eq(a.y, b.y) <text:s text:c="3"/></text:p>
      <text:p text:style-name="P15"><text:s text:c="4"/></text:p>
      <text:p text:style-name="P15"><text:s text:c="4"/>def read(self, s): </text:p>
      <text:p text:style-name="P15"><text:s text:c="8"/>x, y = map(int, s.split())</text:p>
      <text:p text:style-name="P15"><text:s text:c="8"/>return Vector(x, y)</text:p>
      <text:p text:style-name="P15"><text:s text:c="8"/></text:p>
      <text:p text:style-name="P15"><text:soft-page-break/><text:s text:c="4"/></text:p>
      <text:p text:style-name="P15">class Line():</text:p>
      <text:p text:style-name="P15"><text:s text:c="4"/>def __init__ (self, u = Vector(), v = Vector()):</text:p>
      <text:p text:style-name="P15"><text:s text:c="8"/>self.u, self.v = u, v</text:p>
      <text:p text:style-name="P15"><text:s text:c="8"/>self.v.normalize()</text:p>
      <text:p text:style-name="P15"><text:s text:c="8"/></text:p>
      <text:p text:style-name="P15"><text:s text:c="4"/>def convert(self):</text:p>
      <text:p text:style-name="P15"><text:s text:c="8"/>self.v = self.v + (self.u * -1)</text:p>
      <text:p text:style-name="P15"><text:s text:c="8"/></text:p>
      <text:p text:style-name="P15"><text:s text:c="4"/>def new (self, a, b, c):</text:p>
      <text:p text:style-name="P15"><text:s text:c="8"/>self.v.x = -b</text:p>
      <text:p text:style-name="P15"><text:s text:c="8"/>self.v.x = a</text:p>
      <text:p text:style-name="P15"><text:s text:c="8"/>self.u.x = (-a * c) / (a ** 2 + b ** 2)</text:p>
      <text:p text:style-name="P15"><text:s text:c="8"/>self.u.y = (-b * c) / (a ** 2 + b ** 2)</text:p>
      <text:p text:style-name="P15"><text:s text:c="8"/></text:p>
      <text:p text:style-name="P15"><text:s text:c="4"/>def DistPoint (self, p):</text:p>
      <text:p text:style-name="P15"><text:s text:c="8"/>tmpvect = Vector(p.x - self.u.x, p.y - self.u.y)</text:p>
      <text:p text:style-name="P15"><text:s text:c="8"/>return abs((self.v * tmpvect) / self.v.length())</text:p>
      <text:p text:style-name="P15"><text:s text:c="4"/></text:p>
      <text:p text:style-name="P15"><text:s text:c="4"/>def __mul__ (a, b):</text:p>
      <text:p text:style-name="P15"><text:s text:c="8"/>q = (b.u * b.v - a.u * b.v) / (a.v * b.v)</text:p>
      <text:p text:style-name="P15"><text:s text:c="8"/>return a.u + a.v * q</text:p>
      <text:p text:style-name="P15"><text:s text:c="4"/></text:p>
      <text:p text:style-name="P15">def makevect(a, b):</text:p>
      <text:p text:style-name="P15"><text:s text:c="4"/>return Vector(b.x - a.x, b.y - a.y)</text:p>
      <text:p text:style-name="P15"/>
      <text:p text:style-name="P15">def check (a, b, c):</text:p>
      <text:p text:style-name="P15"><text:s text:c="4"/>return a &lt; max(b, c) and a &gt; min(b, c)</text:p>
      <text:p text:style-name="P15"/>
      <text:p text:style-name="P15">def checkeq (a, b, c):</text:p>
      <text:p text:style-name="P15"><text:s text:c="4"/>return a &lt;= max(b, c) and a &gt;= min(b, c)</text:p>
      <text:p text:style-name="P15"/>
      <text:p text:style-name="P15">def Eq (a, b):</text:p>
      <text:p text:style-name="P15"><text:s text:c="4"/>return abs(a - b) &lt; Eps</text:p>
      <text:p text:style-name="P15"><text:s text:c="7"/></text:p>
      <text:p text:style-name="P15">a, b, c, d = Vector(), Vector(), Vector(), Vector() <text:s text:c="6"/></text:p>
      <text:p text:style-name="P15">a = a.read(input()) <text:s text:c="4"/></text:p>
      <text:p text:style-name="P15">b = b.read(input())</text:p>
      <text:p text:style-name="P15">c = c.read(input())</text:p>
      <text:p text:style-name="P15">d = d.read(input())</text:p>
      <text:p text:style-name="P15"/>
      <text:p text:style-name="P15">if a.x &gt; b.x or (a.x == b.x and a.y &gt; b.y):</text:p>
      <text:p text:style-name="P15"><text:s text:c="4"/>a, b = b, a</text:p>
      <text:p text:style-name="P15"><text:s text:c="4"/></text:p>
      <text:p text:style-name="P15">if c.x &gt; d.x or (c.x == d.x and c.y &gt; d.y):</text:p>
      <text:p text:style-name="P15"><text:s text:c="4"/>c, d = d, c</text:p>
      <text:p text:style-name="P15"><text:soft-page-break/></text:p>
      <text:p text:style-name="P15">ab = makevect(a, b)</text:p>
      <text:p text:style-name="P15">ad = makevect(a, d)</text:p>
      <text:p text:style-name="P15">ac = makevect(a, c)</text:p>
      <text:p text:style-name="P15">dc = makevect(d, c)</text:p>
      <text:p text:style-name="P15">da = makevect(d, a)</text:p>
      <text:p text:style-name="P15">db = makevect(d, b)</text:p>
      <text:p text:style-name="P15"/>
      <text:p text:style-name="P15">if a == b:</text:p>
      <text:p text:style-name="P15"><text:s text:c="4"/>if makevect(c, a) * makevect(c, d) == 0:</text:p>
      <text:p text:style-name="P15"><text:s text:c="8"/>if checkeq(a.x, c.x, d.x):</text:p>
      <text:p text:style-name="P15"><text:s text:c="12"/>print(str(a))</text:p>
      <text:p text:style-name="P15"><text:s text:c="12"/>exit()</text:p>
      <text:p text:style-name="P15"><text:s text:c="8"/>if a.x == c.x and checkeq(a.y, c.y, d.y):</text:p>
      <text:p text:style-name="P15"><text:s text:c="12"/>print(str(a))</text:p>
      <text:p text:style-name="P15"><text:s text:c="12"/>exit() <text:s text:c="11"/></text:p>
      <text:p text:style-name="P15"><text:s text:c="4"/>print('Empty')</text:p>
      <text:p text:style-name="P15"><text:s text:c="4"/>exit() </text:p>
      <text:p text:style-name="P15"><text:s/></text:p>
      <text:p text:style-name="P15">if d == c:</text:p>
      <text:p text:style-name="P15"><text:s text:c="4"/>if makevect(a, c) * makevect(a, b) == 0:</text:p>
      <text:p text:style-name="P15"><text:s text:c="8"/>if checkeq(c.x, a.x, b.x):</text:p>
      <text:p text:style-name="P15"><text:s text:c="12"/>print(str(c))</text:p>
      <text:p text:style-name="P15"><text:s text:c="12"/>exit()</text:p>
      <text:p text:style-name="P15"><text:s text:c="8"/>if a.x == c.x and checkeq(c.y, a.y, b.y):</text:p>
      <text:p text:style-name="P15"><text:s text:c="12"/>print(str(c))</text:p>
      <text:p text:style-name="P15"><text:s text:c="12"/>exit() <text:s text:c="8"/></text:p>
      <text:p text:style-name="P15"><text:s text:c="4"/>print('Empty')</text:p>
      <text:p text:style-name="P15"><text:s text:c="4"/>exit() <text:s text:c="2"/></text:p>
      <text:p text:style-name="P15"/>
      <text:p text:style-name="P15">if ((ab * ad) * (ab * ac) &gt; 0) or ((dc * da) * (dc * db) &gt; 0):</text:p>
      <text:p text:style-name="P15"><text:s text:c="4"/>print('Empty')</text:p>
      <text:p text:style-name="P15"><text:s text:c="4"/>exit()</text:p>
      <text:p text:style-name="P15"><text:s text:c="4"/></text:p>
      <text:p text:style-name="P15">l1 = Line(a, ab)</text:p>
      <text:p text:style-name="P15">l2 = Line(c, makevect(c, d))</text:p>
      <text:p text:style-name="P15"/>
      <text:p text:style-name="P15">if l1.v == l2.v:</text:p>
      <text:p text:style-name="P15"><text:s text:c="4"/>lst = [(a, 1), (b, 1), (c, 0), (d, 0)]</text:p>
      <text:p text:style-name="P15"><text:s text:c="4"/>lst.sort(key = lambda a: a[0].x * (10 ** 4) + a[0].y)</text:p>
      <text:p text:style-name="P15"><text:s text:c="4"/>if lst[1][0] == lst[2][0]:</text:p>
      <text:p text:style-name="P15"><text:s text:c="8"/>print(str(lst[1][0]))</text:p>
      <text:p text:style-name="P15"><text:s text:c="8"/>exit()</text:p>
      <text:p text:style-name="P15"><text:s text:c="4"/>if lst[0][1] == lst[1][1]:</text:p>
      <text:p text:style-name="P15"><text:s text:c="8"/>print('Empty')</text:p>
      <text:p text:style-name="P15"><text:s text:c="8"/>exit()</text:p>
      <text:p text:style-name="P15"><text:soft-page-break/><text:s text:c="4"/>if lst[0][1] == lst[2][1] or lst[1][1] == lst[2][1]:</text:p>
      <text:p text:style-name="P15"><text:s text:c="8"/>print(str(lst[1][0]) + '\n')</text:p>
      <text:p text:style-name="P15"><text:s text:c="8"/>print(str(lst[2][0]))</text:p>
      <text:p text:style-name="P15"><text:s text:c="8"/>exit()</text:p>
      <text:p text:style-name="P15"><text:s text:c="8"/></text:p>
      <text:p text:style-name="P15">p = l1 * l2</text:p>
      <text:p text:style-name="P15">print(str(p))</text:p>
      <text:p text:style-name="P15">exit()</text:p>
      <text:p text:style-name="P5"><text:s text:c="4"/></text:p>
      <text:p text:style-name="P5"/>
      <text:p text:style-name="P5"/>
      <text:p text:style-name="P5"/>
      <text:p text:style-name="P5"><text:s text:c="3"/></text:p>
      <text:p text:style-name="P27">Задача <text:span text:style-name="T5">8</text:span>.</text:p>
      <text:p text:style-name="P32"><text:bookmark text:name="h.kw42j5k95h9e83"/>Условие:</text:p>
      <text:p text:style-name="P1"><text:tab/><text:span text:style-name="T7">Необходимо найти все точки сочленения в неориентированном графе.</text:span></text:p>
      <text:p text:style-name="P32"><text:bookmark text:name="h.kw42j5k95h9e93"/>Метод решения:</text:p>
      <text:p text:style-name="P1"><text:tab/><text:span text:style-name="T7">Из случайной вершины(корня) запустим ДФС который будет считать времена входа и выхода для всех вершин, и если для какого то ребра из V1 в V2 время выхода из V2 &gt;= времени входа в V1, то V1 является точкой сочленения.</text:span></text:p>
      <text:p text:style-name="P1"><text:tab/><text:span text:style-name="T8">Если со временем входа все понятно, это номер итерации алгоритма на котором мы первый раз посетили вершину, то время выхода это минимум из времени входа в вершину и ее потомков и времен выхода из потомков.</text:span></text:p>
      <text:p text:style-name="P32"><text:bookmark text:name="h.kw42j5k95h9e103"/>Листинг:</text:p>
      <text:p text:style-name="P16">program c01;</text:p>
      <text:p text:style-name="P16"/>
      <text:p text:style-name="P16">{$APPTYPE CONSOLE}</text:p>
      <text:p text:style-name="P16"/>
      <text:p text:style-name="P16">uses</text:p>
      <text:p text:style-name="P16"><text:s text:c="2"/>SysUtils, Math;</text:p>
      <text:p text:style-name="P16"/>
      <text:p text:style-name="P16">const</text:p>
      <text:p text:style-name="P16"><text:s text:c="2"/>inf = 1000000000;</text:p>
      <text:p text:style-name="P16"/>
      <text:p text:style-name="P16">type</text:p>
      <text:p text:style-name="P16"><text:s text:c="2"/>dmas = record</text:p>
      <text:p text:style-name="P16"><text:s text:c="4"/>s, f, len : integer;</text:p>
      <text:p text:style-name="P16"><text:s text:c="2"/>end;</text:p>
      <text:p text:style-name="P16"><text:s text:c="2"/>TElem = record</text:p>
      <text:p text:style-name="P16"><text:s text:c="4"/>key, id, next : integer;</text:p>
      <text:p text:style-name="P16"><text:s text:c="2"/>end;</text:p>
      <text:p text:style-name="P16"/>
      <text:p text:style-name="P16">var</text:p>
      <text:p text:style-name="P16"><text:s text:c="2"/>mas : array [0..500000] of TElem;</text:p>
      <text:p text:style-name="P16"><text:s text:c="2"/>m, num : array[1..100000] of integer;</text:p>
      <text:p text:style-name="P16"><text:soft-page-break/><text:s text:c="2"/>n, k, a, b, i, c, T, count, v0 : integer;</text:p>
      <text:p text:style-name="P16"><text:s text:c="2"/>time_in, up, color : array [1..100000] of integer;</text:p>
      <text:p text:style-name="P16"><text:s text:c="2"/>ans : array[-1..500000] of boolean;</text:p>
      <text:p text:style-name="P16"/>
      <text:p text:style-name="P16">procedure add (const x, id : integer; var a : integer);</text:p>
      <text:p text:style-name="P16">begin</text:p>
      <text:p text:style-name="P16"><text:s text:c="2"/>//mas[a].next := c;</text:p>
      <text:p text:style-name="P16"><text:s text:c="2"/>mas[c].next := a;</text:p>
      <text:p text:style-name="P16"><text:s text:c="2"/>mas[c].id := id;</text:p>
      <text:p text:style-name="P16"><text:s text:c="2"/>mas[c].key := x;</text:p>
      <text:p text:style-name="P16"><text:s text:c="2"/>a := c;</text:p>
      <text:p text:style-name="P16"><text:s text:c="2"/>inc(c);</text:p>
      <text:p text:style-name="P16">end;</text:p>
      <text:p text:style-name="P16"/>
      <text:p text:style-name="P16">procedure dfs (v, q : integer);</text:p>
      <text:p text:style-name="P16">var</text:p>
      <text:p text:style-name="P16"><text:s text:c="2"/>w, vto, vfrom : integer;</text:p>
      <text:p text:style-name="P16">begin</text:p>
      <text:p text:style-name="P16"><text:s text:c="2"/>time_in[v] := T;</text:p>
      <text:p text:style-name="P16"><text:s text:c="2"/>inc(T);</text:p>
      <text:p text:style-name="P16"><text:s text:c="2"/>up[v] := time_in[v];</text:p>
      <text:p text:style-name="P16"><text:s text:c="2"/>color[v] := 1;</text:p>
      <text:p text:style-name="P16"/>
      <text:p text:style-name="P16"/>
      <text:p text:style-name="P16"/>
      <text:p text:style-name="P16"><text:s text:c="2"/>w := m[v];</text:p>
      <text:p text:style-name="P16"><text:s text:c="2"/>while w &lt;&gt; -1 do begin</text:p>
      <text:p text:style-name="P16"><text:s text:c="4"/>vto := mas[w].key;</text:p>
      <text:p text:style-name="P16"><text:s text:c="4"/>vfrom := mas[w].id;</text:p>
      <text:p text:style-name="P16"><text:s text:c="4"/>if color[vto] = 0 then begin</text:p>
      <text:p text:style-name="P16"><text:s text:c="6"/>if v = v0 then inc(num[v]);</text:p>
      <text:p text:style-name="P16"><text:s text:c="6"/>dfs(vto, vfrom);</text:p>
      <text:p text:style-name="P16"><text:s text:c="6"/>up[v] := min(up[v], up[vto]);</text:p>
      <text:p text:style-name="P16"><text:s text:c="6"/>if (up[vto] &gt;= time_in[v]) and (v &lt;&gt; v0) then ans[v] := true;</text:p>
      <text:p text:style-name="P16"><text:s text:c="4"/>end</text:p>
      <text:p text:style-name="P16"><text:s text:c="4"/>else if vfrom &lt;&gt; q then</text:p>
      <text:p text:style-name="P16"><text:s text:c="6"/>up[v] := min(up[v], time_in[vto]);</text:p>
      <text:p text:style-name="P16"><text:s text:c="4"/>w := mas[w].next;</text:p>
      <text:p text:style-name="P16"><text:s text:c="2"/>end;</text:p>
      <text:p text:style-name="P16">end;</text:p>
      <text:p text:style-name="P16"/>
      <text:p text:style-name="P16"/>
      <text:p text:style-name="P16">begin</text:p>
      <text:p text:style-name="P16"><text:s text:c="2"/>reset(input, 'points.in');</text:p>
      <text:p text:style-name="P16"><text:s text:c="2"/>rewrite(output, 'points.out');</text:p>
      <text:p text:style-name="P16"><text:s text:c="2"/>readln(n, k);</text:p>
      <text:p text:style-name="P16"><text:soft-page-break/><text:s text:c="2"/>c := 1;</text:p>
      <text:p text:style-name="P16"><text:s text:c="2"/>for i:= 1 to n do</text:p>
      <text:p text:style-name="P16"><text:s text:c="4"/>m[i] := -1;</text:p>
      <text:p text:style-name="P16"><text:s text:c="2"/>for i := 1 to k do begin</text:p>
      <text:p text:style-name="P16"><text:s text:c="4"/>readln(a, b);</text:p>
      <text:p text:style-name="P16"><text:s text:c="4"/>add(b, i, m[a]);</text:p>
      <text:p text:style-name="P16"><text:s text:c="4"/>add(a, i, m[b]);</text:p>
      <text:p text:style-name="P16"><text:s text:c="2"/>end;</text:p>
      <text:p text:style-name="P16"><text:s text:c="2"/>fillchar(time_in, sizeof(time_in), 0);</text:p>
      <text:p text:style-name="P16"><text:s text:c="2"/>fillchar(color, sizeof(color), 0);</text:p>
      <text:p text:style-name="P16"><text:s text:c="2"/>fillchar(up, sizeof(up), 0);</text:p>
      <text:p text:style-name="P16"><text:s text:c="2"/>T := 0;</text:p>
      <text:p text:style-name="P16"><text:s text:c="2"/>for i := 1 to n do begin</text:p>
      <text:p text:style-name="P16"><text:s text:c="4"/>if color[i] = 0 then begin</text:p>
      <text:p text:style-name="P16"><text:s text:c="6"/>v0 := i;</text:p>
      <text:p text:style-name="P16"><text:s text:c="6"/>dfs(v0, 0);</text:p>
      <text:p text:style-name="P16"><text:s text:c="4"/>end;</text:p>
      <text:p text:style-name="P16"><text:s text:c="4"/>if num[v0] &gt; 1 then ans[v0] := true;</text:p>
      <text:p text:style-name="P16"><text:s text:c="2"/>end;</text:p>
      <text:p text:style-name="P16"><text:s text:c="2"/>count := 0;</text:p>
      <text:p text:style-name="P16"><text:s text:c="2"/>for i := 1 to k do</text:p>
      <text:p text:style-name="P16"><text:s text:c="4"/>if ans[i] then inc(count);</text:p>
      <text:p text:style-name="P16"><text:s text:c="2"/>writeln(count);</text:p>
      <text:p text:style-name="P16"><text:s text:c="2"/>for i := 1 to k do</text:p>
      <text:p text:style-name="P16"><text:s text:c="4"/>if ans[i] then write(i, ' ');</text:p>
      <text:p text:style-name="P16">end.</text:p>
      <text:p text:style-name="P6"><text:s/></text:p>
      <text:p text:style-name="P27">Задача <text:span text:style-name="T5">9</text:span>.</text:p>
      <text:p text:style-name="P32"><text:bookmark text:name="h.kw42j5k95h9e84"/>Условие:</text:p>
      <text:p text:style-name="P1"><text:tab/><text:span text:style-name="T9">Дано множество точек на плоскости, необходимо соединить их, так что бы сумма длин отрезков была минимальной и из любой точки можно было попать с любую другую.</text:span></text:p>
      <text:p text:style-name="P32"><text:bookmark text:name="h.kw42j5k95h9e94"/>Метод решения:</text:p>
      <text:p text:style-name="P1"><text:tab/><text:span text:style-name="T9">Будем действовать жадно, на каждом шаге будем искать точку наиболее удаленную от всех уже помеченых точек, пересчитываем расстояния до всех непомеченных точек из этой и помечаем ее.</text:span></text:p>
      <text:p text:style-name="P32"><text:bookmark text:name="h.kw42j5k95h9e104"/>Листинг:</text:p>
      <text:p text:style-name="P17">#include &lt;iostream&gt;</text:p>
      <text:p text:style-name="P17">#include &lt;vector&gt;</text:p>
      <text:p text:style-name="P17">#include &lt;cmath&gt;</text:p>
      <text:p text:style-name="P17">#include &lt;iomanip&gt;</text:p>
      <text:p text:style-name="P17">#include &lt;algorithm&gt;</text:p>
      <text:p text:style-name="P17">#include &lt;queue&gt;</text:p>
      <text:p text:style-name="P17">using namespace std;</text:p>
      <text:p text:style-name="P17"/>
      <text:p text:style-name="P17"><text:soft-page-break/>const long double inf = 1000000000;</text:p>
      <text:p text:style-name="P17"/>
      <text:p text:style-name="P17">vector&lt;int&gt; used;</text:p>
      <text:p text:style-name="P17">vector&lt;long double&gt; way;</text:p>
      <text:p text:style-name="P17">vector&lt;pair&lt;int, int&gt; &gt; v;</text:p>
      <text:p text:style-name="P17">int n, x, y;</text:p>
      <text:p text:style-name="P17"/>
      <text:p text:style-name="P17">long double sqr(int a) {</text:p>
      <text:p text:style-name="P17"><text:tab/>return a * a;</text:p>
      <text:p text:style-name="P17">};</text:p>
      <text:p text:style-name="P17">long double dist(int a, int b) {</text:p>
      <text:p text:style-name="P17"><text:tab/>return sqrt((long double)(sqr(v[a].first - v[b].first) + sqr(v[a].second - v[b].second)));</text:p>
      <text:p text:style-name="P17">};<text:tab/></text:p>
      <text:p text:style-name="P17"/>
      <text:p text:style-name="P17">int main()</text:p>
      <text:p text:style-name="P17">{</text:p>
      <text:p text:style-name="P17"><text:tab/>freopen("unionday.in", "r", stdin);</text:p>
      <text:p text:style-name="P17"><text:tab/>freopen("unionday.out", "w", stdout);</text:p>
      <text:p text:style-name="P17"/>
      <text:p text:style-name="P17"><text:tab/>cin &gt;&gt; n;</text:p>
      <text:p text:style-name="P17"/>
      <text:p text:style-name="P17"><text:tab/>used.resize(n, 0);</text:p>
      <text:p text:style-name="P17"><text:tab/>way.resize(n, inf);</text:p>
      <text:p text:style-name="P17"><text:tab/>way[0] = 0;</text:p>
      <text:p text:style-name="P17"/>
      <text:p text:style-name="P17"><text:tab/>for (int i = 0; i &lt; n; i++){</text:p>
      <text:p text:style-name="P17"><text:tab/><text:tab/>cin &gt;&gt; x &gt;&gt; y;</text:p>
      <text:p text:style-name="P17"><text:tab/><text:tab/>v.push_back(make_pair(x, y));</text:p>
      <text:p text:style-name="P17"><text:tab/>}</text:p>
      <text:p text:style-name="P17"/>
      <text:p text:style-name="P17"><text:tab/>int tmpv = 0;</text:p>
      <text:p text:style-name="P17"><text:tab/>for (int i = 0; i &lt; n; i ++){</text:p>
      <text:p text:style-name="P17"><text:tab/><text:tab/>tmpv = -1;<text:tab/><text:tab/></text:p>
      <text:p text:style-name="P17"><text:tab/><text:tab/>for (int j = 0; j &lt; n; j ++){</text:p>
      <text:p text:style-name="P17"><text:tab/><text:tab/><text:tab/>if (((tmpv == -1) || (way[tmpv] &gt; way[j])) &amp;&amp; !used[j]) {</text:p>
      <text:p text:style-name="P17"><text:tab/><text:tab/><text:tab/><text:tab/>tmpv = j;</text:p>
      <text:p text:style-name="P17"><text:tab/><text:tab/><text:tab/>};</text:p>
      <text:p text:style-name="P17"><text:tab/><text:tab/>};<text:tab/><text:tab/></text:p>
      <text:p text:style-name="P17"><text:tab/><text:tab/>used[tmpv] = 1;<text:tab/><text:tab/></text:p>
      <text:p text:style-name="P17"><text:tab/><text:tab/>for (int j = 0; j &lt; n; j ++){</text:p>
      <text:p text:style-name="P17"><text:tab/><text:tab/><text:tab/>if ((j != tmpv) &amp;&amp; (!used[j])) {</text:p>
      <text:p text:style-name="P17"><text:tab/><text:tab/><text:tab/><text:tab/>way[j] = min(way[j], dist(j, tmpv));</text:p>
      <text:p text:style-name="P17"><text:tab/><text:tab/><text:tab/>};</text:p>
      <text:p text:style-name="P17"><text:tab/><text:tab/>};</text:p>
      <text:p text:style-name="P17"><text:tab/>};</text:p>
      <text:p text:style-name="P17"><text:tab/>long double ans = 0;</text:p>
      <text:p text:style-name="P17"><text:soft-page-break/><text:tab/>for (int i = 0; i &lt; n; i++) {</text:p>
      <text:p text:style-name="P17"><text:tab/><text:tab/>ans += way[i];</text:p>
      <text:p text:style-name="P17"><text:tab/>};</text:p>
      <text:p text:style-name="P17"><text:tab/>cout.precision(20);</text:p>
      <text:p text:style-name="P17"><text:tab/>cout &lt;&lt; ans;</text:p>
      <text:p text:style-name="P17">}</text:p>
      <text:p text:style-name="P27">Задача <text:span text:style-name="T5">10</text:span>.</text:p>
      <text:p text:style-name="P32"><text:bookmark text:name="h.kw42j5k95h9e85"/>Условие:</text:p>
      <text:p text:style-name="P1"><text:tab/><text:span text:style-name="T10">Дан неориентированный граф, необходимо поддерживать два вида запросов: удаление ребра из графа, и проверка на принадлежность к одному компоненту связности двух вершин.</text:span></text:p>
      <text:p text:style-name="P32"><text:bookmark text:name="h.kw42j5k95h9e95"/>Метод решения:</text:p>
      <text:p text:style-name="P7"><text:tab/><text:span text:style-name="T10">Главная идея решения — для каждой вершины выбрать «начальника» другую вершину их этой же компоненты, при этом эти связи не должны образовывать циклы. Что бы определить принадлежат ли две вершины одной компоненте, нужно просто рекурсивно пройтись до самого «главного начальника», если они совпадают, то ответ положительный, иначе нет.</text:span></text:p>
      <text:p text:style-name="P7"><text:span text:style-name="T10"><text:tab/>Что бы не искать «начальников» в исходном графе, мы будем идти с конца и добавлять ребра в пустой граф, в пустом графе каждый сам себе «начальник»</text:span></text:p>
      <text:p text:style-name="P7"><text:tab/><text:span text:style-name="T11">При добавлении ребра между двумя вершинами достаточно сделать «главного начальника» одной вершины «начальником» «главного начальника» другой вершины.</text:span></text:p>
      <text:p text:style-name="P32"><text:bookmark text:name="h.kw42j5k95h9e105"/>Листинг:</text:p>
      <text:p text:style-name="P18">#include &lt;iostream&gt;</text:p>
      <text:p text:style-name="P18">#include &lt;vector&gt;</text:p>
      <text:p text:style-name="P18">#include &lt;algorithm&gt;</text:p>
      <text:p text:style-name="P18">#include &lt;queue&gt;</text:p>
      <text:p text:style-name="P18">#include &lt;cmath&gt;</text:p>
      <text:p text:style-name="P18">#include &lt;stack&gt;</text:p>
      <text:p text:style-name="P18">#include &lt;string&gt;</text:p>
      <text:p text:style-name="P18">using namespace std;</text:p>
      <text:p text:style-name="P18"/>
      <text:p text:style-name="P18">const int inf = 1000000000;</text:p>
      <text:p text:style-name="P18"/>
      <text:p text:style-name="P18">struct pts{</text:p>
      <text:p text:style-name="P18"><text:tab/>int x, y;</text:p>
      <text:p text:style-name="P18">};</text:p>
      <text:p text:style-name="P18"/>
      <text:p text:style-name="P18">int n, m, k, a, b;</text:p>
      <text:p text:style-name="P18">string s;</text:p>
      <text:p text:style-name="P18">vector&lt;int&gt; king, r;</text:p>
      <text:p text:style-name="P18">vector&lt;bool&gt; ans;</text:p>
      <text:p text:style-name="P18">vector&lt;pair&lt;string, pts&gt; &gt; cmd;</text:p>
      <text:p text:style-name="P18"/>
      <text:p text:style-name="P18">int get (int v){</text:p>
      <text:p text:style-name="P18"><text:tab/>if (king[v] == v) {</text:p>
      <text:p text:style-name="P18"><text:soft-page-break/><text:tab/><text:tab/>return v;<text:tab/></text:p>
      <text:p text:style-name="P18"><text:tab/>};</text:p>
      <text:p text:style-name="P18"><text:tab/>return get(king[v]);</text:p>
      <text:p text:style-name="P18">};</text:p>
      <text:p text:style-name="P18"/>
      <text:p text:style-name="P18">void un (int a, int b){</text:p>
      <text:p text:style-name="P18"><text:tab/>int t1 = get(a);</text:p>
      <text:p text:style-name="P18"><text:tab/>int t2 = get(b);</text:p>
      <text:p text:style-name="P18"/>
      <text:p text:style-name="P18"><text:tab/>if (r[t1] &lt;= r[t2]){</text:p>
      <text:p text:style-name="P18"><text:tab/><text:tab/>swap(t1, t2);</text:p>
      <text:p text:style-name="P18"><text:tab/>};</text:p>
      <text:p text:style-name="P18"><text:tab/>king[t2] = t1;</text:p>
      <text:p text:style-name="P18"><text:tab/>r[t1] = max(king[t1], king[t2] + 1);</text:p>
      <text:p text:style-name="P18">};</text:p>
      <text:p text:style-name="P18"/>
      <text:p text:style-name="P18">void ask (int a, int b, int i){</text:p>
      <text:p text:style-name="P18"><text:tab/>ans[i] = (get(a) == get(b));</text:p>
      <text:p text:style-name="P18">};</text:p>
      <text:p text:style-name="P18"/>
      <text:p text:style-name="P18"/>
      <text:p text:style-name="P18">int main()</text:p>
      <text:p text:style-name="P18">{</text:p>
      <text:p text:style-name="P18"><text:tab/>freopen("cutting.in", "r", stdin);</text:p>
      <text:p text:style-name="P18"><text:tab/>freopen("cutting.out", "w", stdout);</text:p>
      <text:p text:style-name="P18"/>
      <text:p text:style-name="P18"><text:tab/>cin &gt;&gt; n &gt;&gt; m &gt;&gt; k;</text:p>
      <text:p text:style-name="P18"/>
      <text:p text:style-name="P18"><text:tab/>king.resize(n);</text:p>
      <text:p text:style-name="P18"><text:tab/>ans.resize(k);</text:p>
      <text:p text:style-name="P18"><text:tab/>r.resize(n);</text:p>
      <text:p text:style-name="P18"/>
      <text:p text:style-name="P18"><text:tab/>for (int i = 0; i &lt; n; i++){</text:p>
      <text:p text:style-name="P18"><text:tab/><text:tab/>king[i] = i;</text:p>
      <text:p text:style-name="P18"><text:tab/><text:tab/>r[i] = 1;</text:p>
      <text:p text:style-name="P18"><text:tab/>};</text:p>
      <text:p text:style-name="P18"/>
      <text:p text:style-name="P18"><text:tab/>int a, b;</text:p>
      <text:p text:style-name="P18"><text:tab/>for (int i = 0; i &lt; m; i ++){</text:p>
      <text:p text:style-name="P18"><text:tab/><text:tab/>cin &gt;&gt; a &gt;&gt; b;</text:p>
      <text:p text:style-name="P18"><text:tab/>};</text:p>
      <text:p text:style-name="P18"><text:tab/>pts t;</text:p>
      <text:p text:style-name="P18"><text:tab/>for (int i = 0; i &lt; k; i ++){</text:p>
      <text:p text:style-name="P18"><text:tab/><text:tab/>cin &gt;&gt; s &gt;&gt; a &gt;&gt; b;</text:p>
      <text:p text:style-name="P18"><text:tab/><text:tab/>t.x = a - 1;</text:p>
      <text:p text:style-name="P18"><text:tab/><text:tab/>t.y = b - 1;</text:p>
      <text:p text:style-name="P18"><text:soft-page-break/><text:tab/><text:tab/>cmd.push_back(make_pair(s, t));</text:p>
      <text:p text:style-name="P18"><text:tab/>};</text:p>
      <text:p text:style-name="P18"><text:tab/>int j = 0;</text:p>
      <text:p text:style-name="P18"><text:tab/>for (int i = k - 1; i &gt; -1; i --){</text:p>
      <text:p text:style-name="P18"><text:tab/><text:tab/>if (cmd[i].first == "cut") {</text:p>
      <text:p text:style-name="P18"><text:tab/><text:tab/><text:tab/>un(cmd[i].second.x, cmd[i].second.y);</text:p>
      <text:p text:style-name="P18"><text:tab/><text:tab/>};</text:p>
      <text:p text:style-name="P18"><text:tab/><text:tab/>if (cmd[i].first == "ask") {</text:p>
      <text:p text:style-name="P18"><text:tab/><text:tab/><text:tab/>ask(cmd[i].second.x, cmd[i].second.y, j);</text:p>
      <text:p text:style-name="P18"><text:tab/><text:tab/><text:tab/>j++;</text:p>
      <text:p text:style-name="P18"><text:tab/><text:tab/>};</text:p>
      <text:p text:style-name="P18"><text:tab/>};</text:p>
      <text:p text:style-name="P18"><text:tab/>for (int i = j - 1; i &gt; -1; i--){</text:p>
      <text:p text:style-name="P18"><text:tab/><text:tab/>if (ans[i]){</text:p>
      <text:p text:style-name="P18"><text:tab/><text:tab/><text:tab/>cout &lt;&lt; "YES" &lt;&lt; "\n";</text:p>
      <text:p text:style-name="P18"><text:tab/><text:tab/>} else {</text:p>
      <text:p text:style-name="P18"><text:tab/><text:tab/><text:tab/>cout &lt;&lt; "NO" &lt;&lt; "\n";</text:p>
      <text:p text:style-name="P18"><text:tab/><text:tab/>};</text:p>
      <text:p text:style-name="P18"><text:tab/>};</text:p>
      <text:p text:style-name="P18"><text:tab/>return 0;</text:p>
      <text:p text:style-name="P18">}</text:p>
      <text:p text:style-name="P27"/>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ru" fo:country="RU"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ru" fo:country="RU"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ru" fo:country="RU"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cm" fo:margin-bottom="0cm" loext:contextual-spacing="true"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next-style-name="Standard" style:default-outline-level="" style:class="text">
      <style:paragraph-properties fo:margin-top="0cm" fo:margin-bottom="0cm" loext:contextual-spacing="true" fo:keep-together="always" fo:keep-with-next="always"/>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style>
    <style:style style:name="Heading_20_3" style:display-name="Heading 3" style:family="paragraph" style:next-style-name="Standard" style:default-outline-level="" style:class="text">
      <style:paragraph-properties fo:margin-top="0cm" fo:margin-bottom="0cm" loext:contextual-spacing="true" fo:keep-together="always" fo:keep-with-next="always"/>
      <style:text-properties style:font-name="Times New Roman" fo:font-family="'Times New Roman'" style:font-family-generic="roman" style:font-pitch="variable" fo:font-size="14pt" fo:font-style="italic" style:font-name-asian="Times New Roman1" style:font-family-asian="'Times New Roman'"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ru" fo:country="RU"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cm" loext:contextual-spacing="true" fo:text-align="center" style:justify-single-word="false" fo:keep-together="always" fo:keep-with-next="always"/>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Subtitle" style:family="paragraph" style:parent-style-name="LO-normal" style:next-style-name="Standard" style:default-outline-level="" style:class="chapter">
      <style:paragraph-properties fo:margin-top="0cm" fo:margin-bottom="0cm" loext:contextual-spacing="true" fo:keep-together="always" fo:keep-with-next="always"/>
      <style:text-properties style:font-name="Times New Roman" fo:font-family="'Times New Roman'" style:font-family-generic="roman" style:font-pitch="variable" fo:font-size="14pt" fo:font-style="italic" style:font-name-asian="Times New Roman1" style:font-family-asian="'Times New Roman'" style:font-family-generic-asian="system" style:font-pitch-asian="variable" style:font-size-asian="14pt" style:font-style-asian="italic" style:font-name-complex="Times New Roman1" style:font-family-complex="'Times New Roman'" style:font-family-generic-complex="system" style:font-pitch-complex="variable" style:font-size-complex="14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ru-RU</dc:language>
    <dc:date>2016-10-06T02:14:41.663510938</dc:date>
    <meta:editing-cycles>4</meta:editing-cycles>
    <meta:editing-duration>PT9M59S</meta:editing-duration>
    <meta:generator>LibreOffice/5.1.4.2$Linux_X86_64 LibreOffice_project/10m0$Build-2</meta:generator>
    <meta:document-statistic meta:table-count="0" meta:image-count="0" meta:object-count="0" meta:page-count="30" meta:paragraph-count="1100" meta:word-count="4311" meta:character-count="25985" meta:non-whitespace-character-count="20017"/>
  </office:meta>
</office:document-meta>
</file>